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thJax AMS" svg:font-family="'MathJax AMS'"/>
    <style:font-face style:name="MathJax Fraktur" svg:font-family="'MathJax Fraktur'"/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6e68"/>
    </style:style>
    <style:style style:name="P2" style:family="paragraph" style:parent-style-name="Heading_20_2">
      <style:paragraph-properties fo:margin-left="0.0835in" fo:margin-right="0in" fo:margin-top="0in" fo:margin-bottom="0in" loext:contextual-spacing="false" style:line-height-at-least="0.1835in" fo:orphans="2" fo:widows="2" fo:text-indent="0in" style:auto-text-indent="false" fo:padding="0in" fo:border="none"/>
      <style:text-properties fo:color="#000000" style:font-name="Times New Roman" fo:font-size="12pt" style:font-size-asian="12pt" style:font-size-complex="12pt"/>
    </style:style>
    <style:style style:name="P3" style:family="paragraph" style:parent-style-name="Heading_20_3">
      <style:paragraph-properties fo:margin-left="0.0835in" fo:margin-right="0in" fo:margin-top="0in" fo:margin-bottom="0in" loext:contextual-spacing="false" style:line-height-at-least="0.1835in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.0835in" fo:margin-right="0in" fo:margin-top="0in" fo:margin-bottom="0in" loext:contextual-spacing="false" style:line-height-at-least="0.1835in" fo:orphans="2" fo:widows="2" fo:text-indent="0in" style:auto-text-indent="false" fo:padding="0in" fo:border="none"/>
    </style:style>
    <style:style style:name="P5" style:family="paragraph" style:parent-style-name="Standard">
      <style:text-properties style:font-name="Times New Roman" fo:font-size="14pt" fo:language="uk" fo:country="UA" officeooo:rsid="00036e68" officeooo:paragraph-rsid="00036e68" style:font-size-asian="14pt" style:font-size-complex="14pt"/>
    </style:style>
    <style:style style:name="P6" style:family="paragraph" style:parent-style-name="Standard">
      <style:text-properties officeooo:paragraph-rsid="00036e68"/>
    </style:style>
    <style:style style:name="P7" style:family="paragraph" style:parent-style-name="Standard">
      <style:text-properties officeooo:paragraph-rsid="0006d522"/>
    </style:style>
    <style:style style:name="P8" style:family="paragraph" style:parent-style-name="Standard">
      <style:text-properties fo:color="#000000" style:font-name="Times New Roman" fo:font-size="12pt" officeooo:paragraph-rsid="0006d522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a3a3a" style:font-name="Helvetica Neue" fo:font-size="8.39999961853027pt" fo:letter-spacing="normal" fo:font-style="normal" fo:font-weight="normal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a3a3a" style:font-name="Helvetica Neue" fo:font-size="8.39999961853027pt" fo:letter-spacing="normal" fo:font-style="normal" fo:font-weight="normal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a3a3a" style:text-line-through-style="none" style:text-line-through-type="none" style:font-name="Helvetica Neue" fo:font-size="9.60000038146973pt" fo:letter-spacing="normal" fo:font-style="normal" style:text-underline-style="none" fo:font-weight="normal" style:text-blinking="false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 style:font-name="Times New Roman" fo:font-size="12pt" style:font-size-asian="12pt" style:font-size-complex="12pt"/>
    </style:style>
    <style:style style:name="P16" style:family="paragraph" style:parent-style-name="Text_20_body" style:list-style-name="L1">
      <style:paragraph-properties fo:margin-left="0in" fo:margin-right="0in" fo:margin-top="0.0252in" fo:margin-bottom="0.0252in" loext:contextual-spacing="false" fo:orphans="2" fo:widows="2" fo:text-indent="0in" style:auto-text-indent="false" fo:padding="0in" fo:border="none"/>
      <style:text-properties fo:font-variant="normal" fo:text-transform="none" fo:color="#3a3a3a" style:font-name="Helvetica Neue" fo:font-size="8.39999961853027pt" fo:letter-spacing="normal" fo:font-style="normal" fo:font-weight="normal"/>
    </style:style>
    <style:style style:name="P17" style:family="paragraph" style:parent-style-name="Text_20_body" style:list-style-name="L2">
      <style:paragraph-properties fo:margin-left="0in" fo:margin-right="0in" fo:margin-top="0.0252in" fo:margin-bottom="0.0252in" loext:contextual-spacing="false" fo:orphans="2" fo:widows="2" fo:text-indent="0in" style:auto-text-indent="false" fo:padding="0in" fo:border="none"/>
      <style:text-properties fo:font-variant="normal" fo:text-transform="none" fo:color="#3a3a3a" style:font-name="Helvetica Neue" fo:font-size="8.39999961853027pt" fo:letter-spacing="normal" fo:font-style="normal" fo:font-weight="normal"/>
    </style:style>
    <style:style style:name="P18" style:family="paragraph" style:parent-style-name="Text_20_body" style:list-style-name="L1">
      <style:paragraph-properties fo:margin-left="0in" fo:margin-right="0in" fo:text-align="start" style:justify-single-word="false" fo:orphans="2" fo:widows="2" fo:text-indent="0in" style:auto-text-indent="false" fo:padding="0in" fo:border="none"/>
      <style:text-properties fo:font-variant="normal" fo:text-transform="none" fo:color="#3a3a3a" style:text-line-through-style="none" style:text-line-through-type="none" style:font-name="Helvetica Neue" fo:font-size="9.60000038146973pt" fo:letter-spacing="normal" fo:font-style="normal" style:text-underline-style="none" fo:font-weight="normal" style:text-blinking="false" loext:padding="0in" loext:border="none"/>
    </style:style>
    <style:style style:name="T1" style:family="text">
      <style:text-properties style:font-name="Times New Roman" officeooo:rsid="000240fb"/>
    </style:style>
    <style:style style:name="T2" style:family="text">
      <style:text-properties style:font-name="Times New Roman" fo:language="uk" fo:country="UA" officeooo:rsid="000240fb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240fb" style:font-size-asian="14pt" style:font-size-complex="14pt"/>
    </style:style>
    <style:style style:name="T5" style:family="text">
      <style:text-properties style:font-name="Times New Roman" fo:font-size="14pt" fo:language="uk" fo:country="UA" officeooo:rsid="000240fb" style:font-size-asian="14pt" style:font-size-complex="14pt"/>
    </style:style>
    <style:style style:name="T6" style:family="text">
      <style:text-properties style:font-name="Times New Roman" fo:font-size="14pt" fo:language="uk" fo:country="UA" officeooo:rsid="00036e68" style:font-size-asian="14pt" style:font-size-complex="14pt"/>
    </style:style>
    <style:style style:name="T7" style:family="text">
      <style:text-properties style:font-name="Times New Roman" fo:font-size="24pt" fo:language="uk" fo:country="UA" officeooo:rsid="000240fb" style:font-size-asian="24pt" style:font-size-complex="14pt"/>
    </style:style>
    <style:style style:name="T8" style:family="text">
      <style:text-properties style:font-name="Times New Roman" fo:font-size="12pt" fo:language="uk" fo:country="UA" officeooo:rsid="000240fb" style:font-size-asian="12pt" style:font-size-complex="12pt"/>
    </style:style>
    <style:style style:name="T9" style:family="text">
      <style:text-properties fo:language="uk" fo:country="UA" officeooo:rsid="000240fb"/>
    </style:style>
    <style:style style:name="T10" style:family="text">
      <style:text-properties fo:language="uk" fo:country="UA" officeooo:rsid="0006d522"/>
    </style:style>
    <style:style style:name="T11" style:family="text">
      <style:text-properties fo:font-size="24pt" fo:font-style="italic" fo:font-weight="bold" style:font-size-asian="24pt" style:font-style-asian="italic" style:font-weight-asian="bold"/>
    </style:style>
    <style:style style:name="T12" style:family="text">
      <style:text-properties fo:font-size="24pt" fo:font-style="normal" fo:font-weight="normal" style:font-size-asian="24pt" style:font-style-asian="normal" style:font-weight-asian="normal"/>
    </style:style>
    <style:style style:name="T13" style:family="text">
      <style:text-properties style:text-line-through-style="none" style:text-line-through-type="none" fo:font-size="24pt" fo:font-style="normal" style:text-underline-style="none" fo:font-weight="normal" style:font-size-asian="24pt" style:font-style-asian="normal" style:font-weight-asian="normal"/>
    </style:style>
    <style:style style:name="T14" style:family="text">
      <style:text-properties style:text-line-through-style="none" style:text-line-through-type="none" fo:font-size="24pt" fo:font-style="italic" style:text-underline-style="none" fo:font-weight="bold" style:font-size-asian="24pt" style:font-style-asian="italic" style:font-weight-asian="bold"/>
    </style:style>
    <style:style style:name="T15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6" style:family="text">
      <style:text-properties style:text-line-through-style="none" style:text-line-through-type="none" fo:font-size="12pt" fo:font-style="italic" style:text-underline-style="none" fo:font-weight="bold" style:font-size-asian="12pt" style:font-style-asian="italic" style:font-weight-asian="bold" style:font-size-complex="12pt"/>
    </style:style>
    <style:style style:name="T17" style:family="text">
      <style:text-properties style:text-line-through-style="none" style:text-line-through-type="none" style:font-name="Times New Roman" fo:font-size="24pt" fo:language="uk" fo:country="UA" fo:font-style="normal" style:text-underline-style="none" fo:font-weight="normal" officeooo:rsid="000240fb" style:font-size-asian="24pt" style:font-style-asian="normal" style:font-weight-asian="normal" style:font-size-complex="14pt"/>
    </style:style>
    <style:style style:name="T18" style:family="text">
      <style:text-properties style:text-line-through-style="none" style:text-line-through-type="none" style:text-underline-style="none" style:text-blinking="false" loext:padding="0in" loext:border="none"/>
    </style:style>
    <style:style style:name="T19" style:family="text">
      <style:text-properties style:text-line-through-style="none" style:text-line-through-type="none" fo:font-style="italic" style:text-underline-style="none" style:text-blinking="false" loext:padding="0in" loext:border="none"/>
    </style:style>
    <style:style style:name="T20" style:family="text">
      <style:text-properties style:text-line-through-style="none" style:text-line-through-type="none" style:font-name="MathJax Math" fo:font-style="italic" style:text-underline-style="none" style:text-blinking="false" loext:padding="0in" loext:border="none"/>
    </style:style>
    <style:style style:name="T21" style:family="text">
      <style:text-properties style:text-line-through-style="none" style:text-line-through-type="none" style:font-name="MathJax Math" fo:font-size="9.60000038146973pt" fo:font-style="italic" style:text-underline-style="none" style:text-blinking="false" loext:padding="0in" loext:border="none"/>
    </style:style>
    <style:style style:name="T22" style:family="text">
      <style:text-properties style:text-line-through-style="none" style:text-line-through-type="none" style:font-name="MathJax Math" fo:font-size="6.59999990463257pt" fo:font-style="italic" style:text-underline-style="none" style:text-blinking="false" loext:padding="0in" loext:border="none"/>
    </style:style>
    <style:style style:name="T23" style:family="text">
      <style:text-properties style:text-line-through-style="none" style:text-line-through-type="none" style:font-name="MathJax Main" style:text-underline-style="none" style:text-blinking="false" loext:padding="0in" loext:border="none"/>
    </style:style>
    <style:style style:name="T24" style:family="text">
      <style:text-properties style:text-line-through-style="none" style:text-line-through-type="none" style:font-name="MathJax Main" fo:font-size="9.60000038146973pt" style:text-underline-style="none" style:text-blinking="false" loext:padding="0in" loext:border="none"/>
    </style:style>
    <style:style style:name="T25" style:family="text">
      <style:text-properties style:text-line-through-style="none" style:text-line-through-type="none" style:font-name="MathJax Main" fo:font-size="6.59999990463257pt" style:text-underline-style="none" style:text-blinking="false" loext:padding="0in" loext:border="none"/>
    </style:style>
    <style:style style:name="T26" style:family="text">
      <style:text-properties style:text-line-through-style="none" style:text-line-through-type="none" style:font-name="MathJax AMS" style:text-underline-style="none" style:text-blinking="false" loext:padding="0in" loext:border="none"/>
    </style:style>
    <style:style style:name="T27" style:family="text">
      <style:text-properties style:text-line-through-style="none" style:text-line-through-type="none" style:font-name="MathJax AMS" fo:font-size="9.60000038146973pt" style:text-underline-style="none" style:text-blinking="false" loext:padding="0in" loext:border="none"/>
    </style:style>
    <style:style style:name="T28" style:family="text">
      <style:text-properties style:text-line-through-style="none" style:text-line-through-type="none" fo:font-size="9.60000038146973pt" style:text-underline-style="none" style:text-blinking="false" loext:padding="0in" loext:border="none"/>
    </style:style>
    <style:style style:name="T29" style:family="text">
      <style:text-properties style:text-line-through-style="none" style:text-line-through-type="none" style:font-name="MathJax Fraktur" fo:font-size="9.60000038146973pt" style:text-underline-style="none" style:text-blinking="false" loext:padding="0in" loext:border="none"/>
    </style:style>
    <style:style style:name="T30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2" style:family="text">
      <style:text-properties fo:font-size="12pt" fo:language="uk" fo:country="UA" officeooo:rsid="000240fb" style:font-size-asian="12pt" style:font-size-complex="12pt"/>
    </style:style>
    <style:style style:name="T33" style:family="text">
      <style:text-properties fo:font-size="12pt" fo:language="uk" fo:country="UA" officeooo:rsid="0006d522" style:font-size-asian="12pt" style:font-size-complex="12pt"/>
    </style:style>
    <style:style style:name="T34" style:family="text">
      <style:text-properties fo:font-variant="normal" fo:text-transform="none" style:text-line-through-style="none" style:text-line-through-type="none" fo:letter-spacing="normal" fo:language="uk" fo:country="UA" fo:font-style="italic" style:text-underline-style="none" fo:font-weight="normal" officeooo:rsid="000240fb" style:text-blinking="false" style:font-style-asian="normal" style:font-weight-asian="normal" loext:padding="0in" loext:border="none"/>
    </style:style>
    <style:style style:name="T35" style:family="text">
      <style:text-properties fo:font-variant="normal" fo:text-transform="none" style:text-line-through-style="none" style:text-line-through-type="none" fo:letter-spacing="normal" fo:language="uk" fo:country="UA" fo:font-style="italic" style:text-underline-style="none" fo:font-weight="normal" officeooo:rsid="0006d522" style:text-blinking="false" style:font-style-asian="normal" style:font-weight-asian="normal" loext:padding="0in" loext:border="none"/>
    </style:style>
    <style:style style:name="T36" style:family="text">
      <style:text-properties fo:font-variant="normal" fo:text-transform="none" style:text-line-through-style="none" style:text-line-through-type="none" fo:letter-spacing="normal" fo:language="uk" fo:country="UA" fo:font-style="italic" style:text-underline-style="none" fo:font-weight="normal" officeooo:rsid="000240fb" style:text-blinking="false" style:font-style-asian="italic" style:font-weight-asian="normal" style:font-style-complex="italic" loext:padding="0in" loext:border="none"/>
    </style:style>
    <style:style style:name="T37" style:family="text">
      <style:text-properties fo:font-variant="normal" fo:text-transform="none" style:text-line-through-style="none" style:text-line-through-type="none" fo:letter-spacing="normal" fo:language="uk" fo:country="UA" fo:font-style="italic" style:text-underline-style="none" fo:font-weight="normal" officeooo:rsid="0006d522" style:text-blinking="false" style:font-style-asian="italic" style:font-weight-asian="normal" style:font-style-complex="italic" loext:padding="0in" loext:border="none"/>
    </style:style>
    <style:style style:name="T38" style:family="text">
      <style:text-properties fo:font-variant="normal" fo:text-transform="none" style:text-line-through-style="none" style:text-line-through-type="none" fo:letter-spacing="normal" fo:language="uk" fo:country="UA" fo:font-style="normal" style:text-underline-style="none" fo:font-weight="normal" officeooo:rsid="000240fb" style:font-style-asian="normal" style:font-weight-asian="normal"/>
    </style:style>
    <style:style style:name="T39" style:family="text">
      <style:text-properties fo:font-variant="normal" fo:text-transform="none" style:text-line-through-style="none" style:text-line-through-type="none" fo:letter-spacing="normal" fo:language="uk" fo:country="UA" fo:font-style="normal" style:text-underline-style="none" fo:font-weight="normal" officeooo:rsid="000240fb" style:text-blinking="false" style:font-style-asian="normal" style:font-weight-asian="normal" style:font-style-complex="normal" loext:padding="0in" loext:border="none"/>
    </style:style>
    <style:style style:name="T40" style:family="text">
      <style:text-properties fo:font-variant="normal" fo:text-transform="none" style:text-line-through-style="none" style:text-line-through-type="none" fo:letter-spacing="normal" fo:language="uk" fo:country="UA" fo:font-style="normal" style:text-underline-style="none" fo:font-weight="normal" officeooo:rsid="0006d522" style:text-blinking="false" style:font-style-asian="normal" style:font-weight-asian="normal" style:font-style-complex="normal" loext:padding="0in" loext:border="none"/>
    </style:style>
    <style:style style:name="T4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42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loext:padding="0in" loext:border="none"/>
    </style:style>
    <style:style style:name="T43" style:family="text">
      <style:text-properties fo:font-variant="normal" fo:text-transform="none" fo:color="#3a3a3a" style:text-line-through-style="none" style:text-line-through-type="none" style:font-name="Times New Roman" fo:font-size="24pt" fo:letter-spacing="normal" fo:language="uk" fo:country="UA" fo:font-style="normal" style:text-underline-style="none" fo:font-weight="normal" officeooo:rsid="000240fb" style:font-size-asian="24pt" style:font-style-asian="normal" style:font-weight-asian="normal" style:font-size-complex="14pt"/>
    </style:style>
    <style:style style:name="T44" style:family="text">
      <style:text-properties fo:font-variant="normal" fo:text-transform="none" fo:color="#3a3a3a" style:text-line-through-style="none" style:text-line-through-type="none" style:font-name="Times New Roman" fo:font-size="14pt" fo:letter-spacing="normal" fo:language="uk" fo:country="UA" fo:font-style="italic" style:text-underline-style="none" fo:font-weight="normal" officeooo:rsid="000240fb" style:text-blinking="false" style:font-size-asian="14pt" style:font-style-asian="normal" style:font-weight-asian="normal" style:font-size-complex="14pt" loext:padding="0in" loext:border="none"/>
    </style:style>
    <style:style style:name="T45" style:family="text">
      <style:text-properties fo:font-variant="normal" fo:text-transform="none" fo:color="#3a3a3a" style:text-line-through-style="none" style:text-line-through-type="none" style:font-name="Times New Roman" fo:font-size="14pt" fo:letter-spacing="normal" fo:language="uk" fo:country="UA" fo:font-style="italic" style:text-underline-style="none" fo:font-weight="normal" officeooo:rsid="0006d522" style:text-blinking="false" style:font-size-asian="14pt" style:font-style-asian="normal" style:font-weight-asian="normal" style:font-size-complex="14pt" loext:padding="0in" loext:border="none"/>
    </style:style>
    <style:style style:name="T46" style:family="text">
      <style:text-properties fo:font-variant="normal" fo:text-transform="none" fo:color="#3a3a3a" style:text-line-through-style="none" style:text-line-through-type="none" style:font-name="Times New Roman" fo:font-size="14pt" fo:letter-spacing="normal" fo:language="en" fo:country="US" fo:font-style="italic" style:text-underline-style="none" fo:font-weight="normal" officeooo:rsid="0006d522" style:text-blinking="false" style:font-size-asian="14pt" style:font-style-asian="normal" style:font-weight-asian="normal" style:font-size-complex="14pt" loext:padding="0in" loext:border="none"/>
    </style:style>
    <style:style style:name="T47" style:family="text">
      <style:text-properties fo:font-variant="normal" fo:text-transform="none" fo:color="#3a3a3a" style:text-line-through-style="none" style:text-line-through-type="none" style:font-name="Times New Roman" fo:letter-spacing="normal" fo:language="uk" fo:country="UA" fo:font-style="normal" style:text-underline-style="none" fo:font-weight="normal" officeooo:rsid="000240fb" style:font-style-asian="normal" style:font-weight-asian="normal"/>
    </style:style>
    <style:style style:name="T48" style:family="text">
      <style:text-properties fo:font-variant="normal" fo:text-transform="none" fo:color="#3a3a3a" style:text-line-through-style="none" style:text-line-through-type="none" style:font-name="Helvetica Neue" fo:font-size="8.39999961853027pt" fo:letter-spacing="normal" fo:language="uk" fo:country="UA" fo:font-style="normal" style:text-underline-style="none" fo:font-weight="normal" officeooo:rsid="000240fb" style:font-size-asian="24pt" style:font-style-asian="normal" style:font-weight-asian="normal" style:font-size-complex="14pt"/>
    </style:style>
    <style:style style:name="T49" style:family="text">
      <style:text-properties fo:font-variant="normal" fo:text-transform="none" fo:color="#3a3a3a" style:text-line-through-style="none" style:text-line-through-type="none" style:font-name="Helvetica Neue" fo:font-size="8.39999961853027pt" fo:letter-spacing="normal" fo:font-style="normal" style:text-underline-style="none" fo:font-weight="normal" style:text-blinking="false" loext:padding="0in" loext:border="none"/>
    </style:style>
    <style:style style:name="T50" style:family="text">
      <style:text-properties fo:font-variant="normal" fo:text-transform="none" fo:color="#3a3a3a" style:text-line-through-style="none" style:text-line-through-type="none" style:font-name="Helvetica Neue" fo:font-size="9.60000038146973pt" fo:letter-spacing="normal" fo:font-style="normal" style:text-underline-style="none" fo:font-weight="normal" style:text-blinking="false" loext:padding="0in" loext:border="none"/>
    </style:style>
    <style:style style:name="T51" style:family="text">
      <style:text-properties fo:font-variant="normal" fo:text-transform="none" fo:color="#3a3a3a" style:text-line-through-style="none" style:text-line-through-type="none" style:font-name="Helvetica Neue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52" style:family="text">
      <style:text-properties fo:font-variant="normal" fo:text-transform="none" fo:color="#3a3a3a" style:text-line-through-style="none" style:text-line-through-type="none" style:font-name="Helvetica Neue" fo:letter-spacing="normal" fo:language="uk" fo:country="UA" fo:font-style="normal" style:text-underline-style="none" fo:font-weight="normal" officeooo:rsid="000240fb" style:font-style-asian="normal" style:font-weight-asian="normal"/>
    </style:style>
    <style:style style:name="T53" style:family="text">
      <style:text-properties fo:font-variant="normal" fo:text-transform="none" fo:color="#3a3a3a" style:text-line-through-style="none" style:text-line-through-type="none" style:font-name="Helvetica Neue" fo:letter-spacing="normal" fo:font-style="normal" style:text-underline-style="none" fo:font-weight="normal" style:text-blinking="false" loext:padding="0in" loext:border="none"/>
    </style:style>
    <style:style style:name="T54" style:family="text">
      <style:text-properties fo:font-variant="normal" fo:text-transform="none" fo:color="#3a3a3a" style:text-line-through-style="none" style:text-line-through-type="none" style:font-name="MathJax Math" fo:font-size="9.60000038146973pt" fo:letter-spacing="normal" fo:language="uk" fo:country="UA" fo:font-style="italic" style:text-underline-style="none" fo:font-weight="normal" officeooo:rsid="000240fb" style:text-blinking="false" style:font-size-asian="24pt" style:font-style-asian="normal" style:font-weight-asian="normal" style:font-size-complex="14pt" loext:padding="0in" loext:border="none"/>
    </style:style>
    <style:style style:name="T55" style:family="text">
      <style:text-properties fo:font-variant="normal" fo:text-transform="none" fo:color="#3a3a3a" style:text-line-through-style="none" style:text-line-through-type="none" style:font-name="MathJax Math" fo:font-size="9.60000038146973pt" fo:letter-spacing="normal" fo:font-style="italic" style:text-underline-style="none" fo:font-weight="normal" style:text-blinking="false" loext:padding="0in" loext:border="none"/>
    </style:style>
    <style:style style:name="T56" style:family="text">
      <style:text-properties fo:font-variant="normal" fo:text-transform="none" fo:color="#3a3a3a" style:text-line-through-style="none" style:text-line-through-type="none" style:font-name="MathJax Math" fo:font-size="6.59999990463257pt" fo:letter-spacing="normal" fo:font-style="italic" style:text-underline-style="none" fo:font-weight="normal" style:text-blinking="false" loext:padding="0in" loext:border="none"/>
    </style:style>
    <style:style style:name="T57" style:family="text">
      <style:text-properties fo:font-variant="normal" fo:text-transform="none" fo:color="#3a3a3a" style:text-line-through-style="none" style:text-line-through-type="none" style:font-name="MathJax Math" fo:letter-spacing="normal" fo:language="uk" fo:country="UA" fo:font-style="italic" style:text-underline-style="none" fo:font-weight="normal" officeooo:rsid="000240fb" style:text-blinking="false" style:font-style-asian="normal" style:font-weight-asian="normal" loext:padding="0in" loext:border="none"/>
    </style:style>
    <style:style style:name="T58" style:family="text">
      <style:text-properties fo:font-variant="normal" fo:text-transform="none" fo:color="#3a3a3a" style:text-line-through-style="none" style:text-line-through-type="none" style:font-name="MathJax Math" fo:letter-spacing="normal" fo:font-style="italic" style:text-underline-style="none" fo:font-weight="normal" style:text-blinking="false" loext:padding="0in" loext:border="none"/>
    </style:style>
    <style:style style:name="T59" style:family="text">
      <style:text-properties fo:font-variant="normal" fo:text-transform="none" fo:color="#3a3a3a" style:text-line-through-style="none" style:text-line-through-type="none" style:font-name="MathJax Math" fo:font-size="12pt" fo:letter-spacing="normal" fo:font-style="italic" style:text-underline-style="none" fo:font-weight="normal" style:text-blinking="false" style:font-size-asian="12pt" style:font-size-complex="12pt" loext:padding="0in" loext:border="none"/>
    </style:style>
    <style:style style:name="T60" style:family="text">
      <style:text-properties fo:font-variant="normal" fo:text-transform="none" fo:color="#3a3a3a" style:text-line-through-style="none" style:text-line-through-type="none" style:font-name="MathJax Fraktur" fo:font-size="9.60000038146973pt" fo:letter-spacing="normal" fo:font-style="normal" style:text-underline-style="none" fo:font-weight="normal" style:text-blinking="false" loext:padding="0in" loext:border="none"/>
    </style:style>
    <style:style style:name="T61" style:family="text">
      <style:text-properties fo:font-variant="normal" fo:text-transform="none" fo:color="#3a3a3a" style:text-line-through-style="none" style:text-line-through-type="none" style:font-name="MathJax Fraktur" fo:letter-spacing="normal" fo:font-style="normal" style:text-underline-style="none" fo:font-weight="normal" style:text-blinking="false" loext:padding="0in" loext:border="none"/>
    </style:style>
    <style:style style:name="T62" style:family="text">
      <style:text-properties fo:font-variant="normal" fo:text-transform="none" fo:color="#3a3a3a" style:text-line-through-style="none" style:text-line-through-type="none" style:font-name="MathJax Fraktur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63" style:family="text">
      <style:text-properties fo:font-variant="normal" fo:text-transform="none" fo:color="#3a3a3a" style:text-line-through-style="none" style:text-line-through-type="none" style:font-name="MathJax Main" fo:font-size="9.60000038146973pt" fo:letter-spacing="normal" fo:font-style="normal" style:text-underline-style="none" fo:font-weight="normal" style:text-blinking="false" loext:padding="0in" loext:border="none"/>
    </style:style>
    <style:style style:name="T64" style:family="text">
      <style:text-properties fo:font-variant="normal" fo:text-transform="none" fo:color="#3a3a3a" style:text-line-through-style="none" style:text-line-through-type="none" style:font-name="MathJax Main" fo:font-size="6.59999990463257pt" fo:letter-spacing="normal" fo:font-style="normal" style:text-underline-style="none" fo:font-weight="normal" style:text-blinking="false" loext:padding="0in" loext:border="none"/>
    </style:style>
    <style:style style:name="T65" style:family="text">
      <style:text-properties fo:font-variant="normal" fo:text-transform="none" fo:color="#3a3a3a" style:text-line-through-style="none" style:text-line-through-type="none" style:font-name="MathJax Main" fo:letter-spacing="normal" fo:font-style="normal" style:text-underline-style="none" fo:font-weight="normal" style:text-blinking="false" loext:padding="0in" loext:border="none"/>
    </style:style>
    <style:style style:name="T66" style:family="text">
      <style:text-properties fo:font-variant="normal" fo:text-transform="none" fo:color="#3a3a3a" style:text-line-through-style="none" style:text-line-through-type="none" style:font-name="MathJax Main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67" style:family="text">
      <style:text-properties fo:font-variant="normal" fo:text-transform="none" fo:color="#3a3a3a" style:text-line-through-style="none" style:text-line-through-type="none" style:font-name="MathJax AMS" fo:font-size="9.60000038146973pt" fo:letter-spacing="normal" fo:font-style="normal" style:text-underline-style="none" fo:font-weight="normal" style:text-blinking="false" loext:padding="0in" loext:border="none"/>
    </style:style>
    <style:style style:name="T68" style:family="text">
      <style:text-properties fo:font-variant="normal" fo:text-transform="none" fo:color="#3a3a3a" style:text-line-through-style="none" style:text-line-through-type="none" style:font-name="MathJax AMS" fo:letter-spacing="normal" fo:font-style="normal" style:text-underline-style="none" fo:font-weight="normal" style:text-blinking="false" loext:padding="0in" loext:border="none"/>
    </style:style>
    <style:style style:name="T69" style:family="text">
      <style:text-properties fo:font-variant="normal" fo:text-transform="none" fo:color="#3a3a3a" style:text-line-through-style="none" style:text-line-through-type="none" style:font-name="MathJax AMS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70" style:family="text">
      <style:text-properties fo:font-variant="normal" fo:text-transform="none" fo:color="#3a3a3a" style:text-line-through-style="none" style:text-line-through-type="none" fo:letter-spacing="normal" fo:language="uk" fo:country="UA" fo:font-style="italic" style:text-underline-style="none" fo:font-weight="normal" officeooo:rsid="000240fb" style:text-blinking="false" style:font-style-asian="normal" style:font-weight-asian="normal" loext:padding="0in" loext:border="none"/>
    </style:style>
    <style:style style:name="T71" style:family="text">
      <style:text-properties fo:font-variant="normal" fo:text-transform="none" fo:color="#3a3a3a" style:text-line-through-style="none" style:text-line-through-type="none" fo:letter-spacing="normal" fo:language="uk" fo:country="UA" fo:font-style="italic" style:text-underline-style="none" fo:font-weight="normal" officeooo:rsid="0006d522" style:text-blinking="false" style:font-style-asian="normal" style:font-weight-asian="normal" loext:padding="0in" loext:border="none"/>
    </style:style>
    <style:style style:name="T72" style:family="text">
      <style:text-properties fo:font-variant="normal" fo:text-transform="none" fo:color="#3a3a3a" style:text-line-through-style="none" style:text-line-through-type="none" fo:letter-spacing="normal" fo:language="uk" fo:country="UA" fo:font-style="normal" style:text-underline-style="none" fo:font-weight="normal" officeooo:rsid="000240fb" style:font-style-asian="normal" style:font-weight-asian="normal"/>
    </style:style>
    <style:style style:name="T73" style:family="text">
      <style:text-properties fo:font-variant="normal" fo:text-transform="none" fo:color="#3a3a3a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74" style:family="text">
      <style:text-properties fo:font-variant="normal" fo:text-transform="none" fo:color="#3a3a3a" style:text-line-through-style="none" style:text-line-through-type="none" fo:letter-spacing="normal" fo:font-style="italic" style:text-underline-style="none" fo:font-weight="normal" style:text-blinking="false" loext:padding="0in" loext:border="none"/>
    </style:style>
    <style:style style:name="T75" style:family="text">
      <style:text-properties fo:font-variant="normal" fo:text-transform="none" fo:color="#3a3a3a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76" style:family="text">
      <style:text-properties fo:font-variant="normal" fo:text-transform="none" fo:color="#3a3a3a" style:text-line-through-style="none" style:text-line-through-type="none" fo:font-size="12pt" fo:letter-spacing="normal" fo:font-style="italic" style:text-underline-style="none" fo:font-weight="normal" style:text-blinking="false" style:font-size-asian="12pt" style:font-size-complex="12pt" loext:padding="0in" loext:border="none"/>
    </style:style>
    <style:style style:name="T77" style:family="text">
      <style:text-properties fo:font-variant="normal" fo:text-transform="none" fo:color="#3a3a3a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78" style:family="text">
      <style:text-properties fo:font-variant="normal" fo:text-transform="none" fo:color="#3a3a3a" style:text-line-through-style="none" style:text-line-through-type="none" style:font-name="Times New Roman" fo:font-size="12pt" fo:letter-spacing="normal" fo:font-style="italic" style:text-underline-style="none" fo:font-weight="normal" style:text-blinking="false" style:font-size-asian="12pt" style:font-size-complex="12pt" loext:padding="0in" loext:border="none"/>
    </style:style>
    <style:style style:name="T79" style:family="text">
      <style:text-properties fo:font-variant="normal" fo:text-transform="none" fo:color="#3a3a3a" style:text-line-through-style="none" style:text-line-through-type="none" fo:font-size="14pt" fo:letter-spacing="normal" fo:language="uk" fo:country="UA" fo:font-style="italic" style:text-underline-style="none" fo:font-weight="normal" officeooo:rsid="000240fb" style:text-blinking="false" style:font-size-asian="14pt" style:font-style-asian="normal" style:font-weight-asian="normal" style:font-size-complex="14pt" loext:padding="0in" loext:border="none"/>
    </style:style>
    <style:style style:name="T80" style:family="text">
      <style:text-properties fo:font-variant="normal" fo:text-transform="none" fo:color="#3a3a3a" style:text-line-through-style="none" style:text-line-through-type="none" fo:font-size="14pt" fo:letter-spacing="normal" fo:language="uk" fo:country="UA" fo:font-style="italic" style:text-underline-style="none" fo:font-weight="normal" officeooo:rsid="0006d522" style:text-blinking="false" style:font-size-asian="14pt" style:font-style-asian="normal" style:font-weight-asian="normal" style:font-size-complex="14pt" loext:padding="0in" loext:border="none"/>
    </style:style>
    <style:style style:name="T81" style:family="text">
      <style:text-properties fo:font-variant="normal" fo:text-transform="none" fo:color="#3a3a3a" style:font-name="Helvetica Neue" fo:font-size="8.39999961853027pt" fo:letter-spacing="normal" fo:font-style="normal" fo:font-weight="normal"/>
    </style:style>
    <style:style style:name="T82" style:family="text">
      <style:text-properties fo:font-variant="normal" fo:text-transform="none" fo:color="#3a3a3a" style:font-name="Helvetica Neue" fo:font-size="12pt" fo:letter-spacing="normal" fo:language="uk" fo:country="UA" fo:font-style="normal" fo:font-weight="normal" officeooo:rsid="000240fb" style:font-size-asian="14pt" style:font-size-complex="14pt" loext:padding="0in" loext:border="none"/>
    </style:style>
    <style:style style:name="T83" style:family="text">
      <style:text-properties fo:font-variant="normal" fo:text-transform="none" fo:color="#3a3a3a" style:font-name="Helvetica Neue" fo:font-size="12pt" fo:letter-spacing="normal" fo:language="uk" fo:country="UA" fo:font-style="normal" fo:font-weight="normal" officeooo:rsid="000240fb" style:font-size-asian="12pt" style:font-size-complex="12pt" loext:padding="0in" loext:border="none"/>
    </style:style>
    <style:style style:name="T84" style:family="text">
      <style:text-properties fo:font-variant="normal" fo:text-transform="none" fo:color="#3a3a3a" style:font-name="Helvetica Neue" fo:font-size="12pt" fo:letter-spacing="normal" fo:font-style="normal" fo:font-weight="normal" loext:padding="0in" loext:border="none"/>
    </style:style>
    <style:style style:name="T85" style:family="text">
      <style:text-properties fo:font-variant="normal" fo:text-transform="none" fo:color="#3a3a3a" style:font-name="Helvetica Neue" fo:font-size="12pt" fo:letter-spacing="normal" fo:font-style="normal" fo:font-weight="normal" style:font-size-asian="12pt" style:font-size-complex="12pt"/>
    </style:style>
    <style:style style:name="T86" style:family="text">
      <style:text-properties fo:font-variant="normal" fo:text-transform="none" fo:color="#3a3a3a" style:font-name="Helvetica Neue" fo:font-size="12pt" fo:letter-spacing="normal" fo:font-style="normal" fo:font-weight="normal" style:font-size-asian="12pt" style:font-size-complex="12pt" loext:padding="0in" loext:border="none"/>
    </style:style>
    <style:style style:name="T87" style:family="text">
      <style:text-properties fo:font-variant="normal" fo:text-transform="none" fo:color="#3a3a3a" style:font-name="Helvetica Neue" fo:font-size="10.1999998092651pt" fo:letter-spacing="normal" fo:font-style="normal" fo:font-weight="normal" loext:padding="0in" loext:border="none"/>
    </style:style>
    <style:style style:name="T88" style:family="text">
      <style:text-properties fo:font-variant="normal" fo:text-transform="none" fo:color="#3a3a3a" style:font-name="Helvetica Neue" fo:font-size="9pt" fo:letter-spacing="normal" fo:font-style="normal" fo:font-weight="normal" loext:padding="0in" loext:border="none"/>
    </style:style>
    <style:style style:name="T89" style:family="text">
      <style:text-properties fo:font-variant="normal" fo:text-transform="none" fo:color="#3a3a3a" style:font-name="Helvetica Neue" fo:letter-spacing="normal" fo:font-style="normal" fo:font-weight="normal"/>
    </style:style>
    <style:style style:name="T90" style:family="text">
      <style:text-properties fo:font-variant="normal" fo:text-transform="none" fo:color="#3a3a3a" style:font-name="Helvetica Neue" fo:letter-spacing="normal" fo:font-style="normal" fo:font-weight="normal" loext:padding="0in" loext:border="none"/>
    </style:style>
    <style:style style:name="T91" style:family="text">
      <style:text-properties fo:font-variant="normal" fo:text-transform="none" fo:color="#3a3a3a" style:font-name="Helvetica Neue" fo:letter-spacing="normal" fo:language="uk" fo:country="UA" fo:font-style="normal" fo:font-weight="normal" officeooo:rsid="000240fb" loext:padding="0in" loext:border="none"/>
    </style:style>
    <style:style style:name="T92" style:family="text">
      <style:text-properties fo:font-variant="normal" fo:text-transform="none" fo:color="#3a3a3a" fo:font-size="12pt" fo:letter-spacing="normal" fo:font-style="normal" fo:font-weight="normal" style:font-size-asian="12pt" style:font-size-complex="12pt"/>
    </style:style>
    <style:style style:name="T93" style:family="text">
      <style:text-properties fo:font-variant="normal" fo:text-transform="none" fo:color="#3a3a3a" fo:font-size="12pt" fo:letter-spacing="normal" fo:font-style="normal" fo:font-weight="normal" style:font-size-asian="12pt" style:font-size-complex="12pt" loext:padding="0in" loext:border="none"/>
    </style:style>
    <style:style style:name="T94" style:family="text">
      <style:text-properties fo:font-variant="normal" fo:text-transform="none" fo:color="#3a3a3a" fo:font-size="12pt" fo:letter-spacing="normal" fo:language="uk" fo:country="UA" fo:font-style="normal" fo:font-weight="normal" officeooo:rsid="000240fb" style:font-size-asian="12pt" style:font-size-complex="12pt" loext:padding="0in" loext:border="none"/>
    </style:style>
    <style:style style:name="T95" style:family="text">
      <style:text-properties fo:font-variant="normal" fo:text-transform="none" fo:color="#3a3a3a" style:font-name="Times New Roman" fo:font-size="12pt" fo:letter-spacing="normal" fo:font-style="normal" fo:font-weight="normal" style:font-size-asian="12pt" style:font-size-complex="12pt"/>
    </style:style>
    <style:style style:name="T96" style:family="text">
      <style:text-properties fo:font-variant="normal" fo:text-transform="none" fo:color="#3a3a3a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T97" style:family="text">
      <style:text-properties fo:font-variant="normal" fo:text-transform="none" fo:color="#3a3a3a" style:font-name="Times New Roman" fo:font-size="12pt" fo:letter-spacing="normal" fo:language="uk" fo:country="UA" fo:font-style="normal" fo:font-weight="normal" officeooo:rsid="000240fb" style:font-size-asian="12pt" style:font-size-complex="12pt" loext:padding="0in" loext:border="none"/>
    </style:style>
    <style:style style:name="T98" style:family="text">
      <style:text-properties fo:font-variant="normal" fo:text-transform="none" fo:color="#3a3a3a" fo:letter-spacing="normal" fo:font-style="normal" fo:font-weight="normal"/>
    </style:style>
    <style:style style:name="T99" style:family="text">
      <style:text-properties fo:font-variant="normal" fo:text-transform="none" fo:color="#3a3a3a" fo:letter-spacing="normal" fo:font-style="normal" fo:font-weight="normal" loext:padding="0in" loext:border="none"/>
    </style:style>
    <style:style style:name="T100" style:family="text">
      <style:text-properties fo:font-variant="normal" fo:text-transform="none" fo:color="#3a3a3a" fo:letter-spacing="normal" fo:language="uk" fo:country="UA" fo:font-style="normal" fo:font-weight="normal" officeooo:rsid="000240fb" loext:padding="0in" loext:border="none"/>
    </style:style>
    <style:style style:name="T101" style:family="text">
      <style:text-properties fo:font-variant="normal" fo:text-transform="none" fo:color="#006cb0" style:text-line-through-style="none" style:text-line-through-type="none" style:font-name="Helvetica Neue" fo:font-size="8.39999961853027pt" fo:letter-spacing="normal" fo:font-style="normal" style:text-underline-style="none" fo:font-weight="normal" style:text-blinking="false" loext:padding="0in" loext:border="none"/>
    </style:style>
    <style:style style:name="T102" style:family="text">
      <style:text-properties fo:font-variant="normal" fo:text-transform="none" fo:color="#006cb0" style:text-line-through-style="none" style:text-line-through-type="none" style:font-name="Helvetica Neue" fo:font-size="12pt" fo:letter-spacing="normal" fo:language="uk" fo:country="UA" fo:font-style="normal" style:text-underline-style="none" fo:font-weight="normal" officeooo:rsid="000240fb" style:text-blinking="false" style:font-size-asian="14pt" style:font-size-complex="14pt" loext:padding="0in" loext:border="none"/>
    </style:style>
    <style:style style:name="T103" style:family="text">
      <style:text-properties fo:font-variant="normal" fo:text-transform="none" fo:color="#006cb0" style:text-line-through-style="none" style:text-line-through-type="none" style:font-name="Helvetica Neue" fo:font-size="12pt" fo:letter-spacing="normal" fo:language="uk" fo:country="UA" fo:font-style="normal" style:text-underline-style="none" fo:font-weight="normal" officeooo:rsid="000240fb" style:text-blinking="false" style:font-size-asian="12pt" style:font-size-complex="12pt" loext:padding="0in" loext:border="none"/>
    </style:style>
    <style:style style:name="T104" style:family="text">
      <style:text-properties fo:font-variant="normal" fo:text-transform="none" fo:color="#006cb0" style:text-line-through-style="none" style:text-line-through-type="none" style:font-name="Helvetica Neue" fo:font-size="12pt" fo:letter-spacing="normal" fo:font-style="normal" style:text-underline-style="none" fo:font-weight="normal" style:text-blinking="false" loext:padding="0in" loext:border="none"/>
    </style:style>
    <style:style style:name="T105" style:family="text">
      <style:text-properties fo:font-variant="normal" fo:text-transform="none" fo:color="#006cb0" style:text-line-through-style="none" style:text-line-through-type="none" style:font-name="Helvetica Neue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106" style:family="text">
      <style:text-properties fo:font-variant="normal" fo:text-transform="none" fo:color="#006cb0" style:text-line-through-style="none" style:text-line-through-type="none" style:font-name="Helvetica Neue" fo:font-size="7.80000019073486pt" fo:letter-spacing="normal" fo:language="uk" fo:country="UA" fo:font-style="normal" style:text-underline-style="none" fo:font-weight="normal" officeooo:rsid="000240fb" style:text-blinking="false" style:font-size-asian="14pt" style:font-size-complex="14pt" loext:padding="0in" loext:border="none"/>
    </style:style>
    <style:style style:name="T107" style:family="text">
      <style:text-properties fo:font-variant="normal" fo:text-transform="none" fo:color="#006cb0" style:text-line-through-style="none" style:text-line-through-type="none" style:font-name="Helvetica Neue" fo:font-size="7.80000019073486pt" fo:letter-spacing="normal" fo:font-style="normal" style:text-underline-style="none" fo:font-weight="normal" style:text-blinking="false" loext:padding="0in" loext:border="none"/>
    </style:style>
    <style:style style:name="T108" style:family="text">
      <style:text-properties fo:font-variant="normal" fo:text-transform="none" fo:color="#006cb0" style:text-line-through-style="none" style:text-line-through-type="none" style:font-name="Helvetica Neue" fo:font-size="10.1999998092651pt" fo:letter-spacing="normal" fo:font-style="normal" style:text-underline-style="none" fo:font-weight="normal" style:text-blinking="false" loext:padding="0in" loext:border="none"/>
    </style:style>
    <style:style style:name="T109" style:family="text">
      <style:text-properties fo:font-variant="normal" fo:text-transform="none" fo:color="#006cb0" style:text-line-through-style="none" style:text-line-through-type="none" style:font-name="Helvetica Neue" fo:font-size="9pt" fo:letter-spacing="normal" fo:font-style="normal" style:text-underline-style="none" fo:font-weight="normal" style:text-blinking="false" loext:padding="0in" loext:border="none"/>
    </style:style>
    <style:style style:name="T110" style:family="text">
      <style:text-properties fo:font-variant="normal" fo:text-transform="none" fo:color="#006cb0" style:text-line-through-style="none" style:text-line-through-type="none" style:font-name="Helvetica Neue" fo:letter-spacing="normal" fo:font-style="normal" style:text-underline-style="none" fo:font-weight="normal" style:text-blinking="false" loext:padding="0in" loext:border="none"/>
    </style:style>
    <style:style style:name="T111" style:family="text">
      <style:text-properties fo:font-variant="normal" fo:text-transform="none" fo:color="#006cb0" style:text-line-through-style="none" style:text-line-through-type="none" style:font-name="Helvetica Neue" fo:letter-spacing="normal" fo:language="uk" fo:country="UA" fo:font-style="normal" style:text-underline-style="none" fo:font-weight="normal" officeooo:rsid="000240fb" style:text-blinking="false" loext:padding="0in" loext:border="none"/>
    </style:style>
    <style:style style:name="T112" style:family="text">
      <style:text-properties fo:font-variant="normal" fo:text-transform="none" fo:color="#006cb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113" style:family="text">
      <style:text-properties fo:font-variant="normal" fo:text-transform="none" fo:color="#006cb0" style:text-line-through-style="none" style:text-line-through-type="none" fo:font-size="12pt" fo:letter-spacing="normal" fo:language="uk" fo:country="UA" fo:font-style="normal" style:text-underline-style="none" fo:font-weight="normal" officeooo:rsid="000240fb" style:text-blinking="false" style:font-size-asian="12pt" style:font-size-complex="12pt" loext:padding="0in" loext:border="none"/>
    </style:style>
    <style:style style:name="T114" style:family="text">
      <style:text-properties fo:font-variant="normal" fo:text-transform="none" fo:color="#006cb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115" style:family="text">
      <style:text-properties fo:font-variant="normal" fo:text-transform="none" fo:color="#006cb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0240fb" style:text-blinking="false" style:font-size-asian="12pt" style:font-size-complex="12pt" loext:padding="0in" loext:border="none"/>
    </style:style>
    <style:style style:name="T116" style:family="text">
      <style:text-properties fo:font-variant="normal" fo:text-transform="none" fo:color="#006cb0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117" style:family="text">
      <style:text-properties fo:font-variant="normal" fo:text-transform="none" fo:letter-spacing="normal" fo:font-style="normal" fo:font-weight="normal"/>
    </style:style>
    <style:style style:name="T118" style:family="text">
      <style:text-properties fo:font-variant="normal" fo:text-transform="none" fo:letter-spacing="normal" fo:font-style="normal" fo:font-weight="normal" loext:padding="0in" loext:border="none"/>
    </style:style>
    <style:style style:name="T119" style:family="text">
      <style:text-properties fo:font-variant="normal" fo:text-transform="none" fo:letter-spacing="normal" fo:language="uk" fo:country="UA" fo:font-style="normal" fo:font-weight="normal" officeooo:rsid="000240fb" loext:padding="0in" loext:border="none"/>
    </style:style>
    <style:style style:name="T120" style:family="text">
      <style:text-properties style:font-name="MathJax Math" fo:font-style="italic"/>
    </style:style>
    <style:style style:name="T121" style:family="text">
      <style:text-properties style:font-name="MathJax Math" fo:font-size="6.59999990463257pt" fo:font-style="italic"/>
    </style:style>
    <style:style style:name="T122" style:family="text">
      <style:text-properties style:font-name="MathJax Math" fo:font-size="4.80000019073486pt" fo:font-style="italic"/>
    </style:style>
    <style:style style:name="T123" style:family="text">
      <style:text-properties fo:font-style="italic"/>
    </style:style>
    <style:style style:name="T124" style:family="text">
      <style:text-properties style:font-name="MathJax Main"/>
    </style:style>
    <style:style style:name="T125" style:family="text">
      <style:text-properties style:font-name="MathJax Main" fo:font-size="6.59999990463257pt"/>
    </style:style>
    <style:style style:name="T126" style:family="text">
      <style:text-properties style:font-name="MathJax Main" fo:font-size="4.80000019073486pt"/>
    </style:style>
    <style:style style:name="T127" style:family="text">
      <style:text-properties style:font-name="MathJax Fraktur"/>
    </style:style>
    <style:style style:name="T128" style:family="text">
      <style:text-properties style:text-underline-style="solid" style:text-underline-width="auto" style:text-underline-color="font-color"/>
    </style:style>
    <style:style style:name="T129" style:family="text">
      <style:text-properties style:font-name="MathJax Size2"/>
    </style:style>
    <style:style style:name="T130" style:family="text">
      <style:text-properties fo:font-weight="bold" loext:padding="0in" loext:border="none"/>
    </style:style>
    <style:style style:name="T131" style:family="text">
      <style:text-properties fo:color="#cc2200" style:text-line-through-style="none" style:text-line-through-type="none" style:text-underline-style="none" style:text-blinking="false" loext:padding="0in" loext:border="none"/>
    </style:style>
    <style:style style:name="T132" style:family="text">
      <style:text-properties style:font-name="Times New Roman" fo:font-size="12pt" fo:language="uk" fo:country="UA" officeooo:rsid="000240fb" style:font-size-asian="12pt" style:font-size-complex="12pt"/>
    </style:style>
    <style:style style:name="T133" style:family="text">
      <style:text-properties style:font-name="Times New Roman" fo:font-size="12pt" fo:language="uk" fo:country="UA" officeooo:rsid="0006d522" style:font-size-asian="12pt" style:font-size-complex="12pt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">
        <style:list-level-properties/>
      </text:list-level-style-bullet>
      <text:list-level-style-bullet text:level="3" text:style-name="Bullet_20_Symbols" style:num-suffix="." text:bullet-char="">
        <style:list-level-properties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">
        <style:list-level-properties/>
      </text:list-level-style-bullet>
      <text:list-level-style-bullet text:level="3" text:style-name="Bullet_20_Symbols" style:num-suffix="." text:bullet-char="">
        <style:list-level-properties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. Робастна та гребнева (ridge) регресія. Порівняння з лінійною регресією.</text:span></text:p>
      <text:p text:style-name="P8"><text:bookmark text:name="MathJax-Element-1-Frame"/><text:bookmark text:name="MathJax-Span-3"/><text:bookmark text:name="MathJax-Span-2"/><text:bookmark text:name="MathJax-Span-1"/><text:span text:style-name="T39"><text:line-break/>Робастна</text:span><text:span text:style-name="T40">я регрессия<text:line-break/></text:span><text:span text:style-name="T34"><text:line-break/>N</text:span><text:span text:style-name="T38">— число объектов в выборке;</text:span></text:p>
      <text:p text:style-name="P12"><text:bookmark text:name="MathJax-Element-2-Frame"/><text:bookmark text:name="MathJax-Span-4"/><text:bookmark text:name="MathJax-Span-5"/><text:bookmark text:name="MathJax-Span-6"/><text:bookmark text:name="MathJax-Span-7"/><text:bookmark text:name="MathJax-Span-8"/><text:span text:style-name="T19">D</text:span>— размер признакового пространства;</text:p>
      <text:p text:style-name="P12"><text:bookmark text:name="MathJax-Element-3-Frame"/><text:bookmark text:name="MathJax-Span-9"/><text:bookmark text:name="MathJax-Span-10"/><text:bookmark text:name="MathJax-Span-11"/><text:bookmark text:name="MathJax-Span-12"/><text:bookmark text:name="MathJax-Span-13"/><text:span text:style-name="T18">{</text:span><text:bookmark text:name="MathJax-Span-14"/><text:span text:style-name="T18">(</text:span><text:bookmark text:name="MathJax-Span-15"/><text:bookmark text:name="MathJax-Span-16"/><text:span text:style-name="T19">x</text:span><text:bookmark text:name="MathJax-Span-17"/><text:span text:style-name="T19">i</text:span><text:bookmark text:name="MathJax-Span-18"/><text:span text:style-name="T18">,</text:span><text:bookmark text:name="MathJax-Span-19"/><text:bookmark text:name="MathJax-Span-20"/><text:span text:style-name="T19">y</text:span><text:bookmark text:name="MathJax-Span-21"/><text:span text:style-name="T19">i</text:span><text:bookmark text:name="MathJax-Span-22"/><text:span text:style-name="T18">)</text:span><text:bookmark text:name="MathJax-Span-23"/><text:bookmark text:name="MathJax-Span-24"/><text:span text:style-name="T18">}</text:span><text:bookmark text:name="MathJax-Span-25"/><text:bookmark text:name="MathJax-Span-26"/><text:bookmark text:name="MathJax-Span-27"/><text:span text:style-name="T19">N</text:span><text:bookmark text:name="MathJax-Span-28"/><text:bookmark text:name="MathJax-Span-29"/><text:bookmark text:name="MathJax-Span-30"/><text:span text:style-name="T19">i</text:span><text:bookmark text:name="MathJax-Span-31"/><text:span text:style-name="T18">=</text:span><text:bookmark text:name="MathJax-Span-32"/><text:span text:style-name="T18">1</text:span>— выборка,<text:bookmark text:name="MathJax-Element-4-Frame"/><text:bookmark text:name="MathJax-Span-33"/><text:bookmark text:name="MathJax-Span-34"/><text:bookmark text:name="MathJax-Span-35"/><text:bookmark text:name="MathJax-Span-36"/><text:span text:style-name="T19">x</text:span><text:bookmark text:name="MathJax-Span-37"/><text:span text:style-name="T19">i</text:span><text:bookmark text:name="MathJax-Span-38"/><text:span text:style-name="T18">∈</text:span><text:bookmark text:name="MathJax-Span-39"/><text:bookmark text:name="MathJax-Span-40"/><text:bookmark text:name="MathJax-Span-41"/><text:bookmark text:name="MathJax-Span-42"/><text:span text:style-name="T18">R</text:span><text:bookmark text:name="MathJax-Span-43"/><text:span text:style-name="T19">D</text:span><text:bookmark text:name="MathJax-Span-44"/><text:span text:style-name="T18">,</text:span><text:bookmark text:name="MathJax-Span-45"/><text:bookmark text:name="MathJax-Span-46"/><text:span text:style-name="T19">y</text:span><text:bookmark text:name="MathJax-Span-47"/><text:span text:style-name="T19">i</text:span><text:bookmark text:name="MathJax-Span-48"/><text:span text:style-name="T18">∈</text:span><text:bookmark text:name="MathJax-Span-49"/><text:bookmark text:name="MathJax-Span-50"/><text:bookmark text:name="MathJax-Span-51"/><text:span text:style-name="T18">R</text:span>;</text:p>
      <text:p text:style-name="P12"><text:bookmark text:name="MathJax-Element-5-Frame"/><text:bookmark text:name="MathJax-Span-52"/><text:bookmark text:name="MathJax-Span-53"/><text:bookmark text:name="MathJax-Span-54"/><text:bookmark text:name="MathJax-Span-55"/><text:bookmark text:name="MathJax-Span-56"/><text:bookmark text:name="MathJax-Span-57"/><text:span text:style-name="T19">w</text:span><text:bookmark text:name="MathJax-Span-58"/><text:span text:style-name="T19">i </text:span>— вес<text:bookmark text:name="MathJax-Span-61"/><text:bookmark text:name="MathJax-Span-60"/><text:bookmark text:name="MathJax-Span-59"/><text:bookmark text:name="MathJax-Element-6-Frame"/> <text:span text:style-name="T19">i</text:span>-го объекта в выборке,<text:bookmark text:name="MathJax-Element-7-Frame"/><text:bookmark text:name="MathJax-Span-62"/><text:bookmark text:name="MathJax-Span-63"/><text:bookmark text:name="MathJax-Span-64"/><text:span text:style-name="T19">i</text:span><text:bookmark text:name="MathJax-Span-65"/><text:span text:style-name="T18">=</text:span><text:bookmark text:name="MathJax-Span-66"/><text:bookmark text:name="MathJax-Span-67"/><text:bookmark text:name="MathJax-Span-68"/><text:span text:style-name="T18">1</text:span><text:bookmark text:name="MathJax-Span-69"/><text:span text:style-name="T18">,</text:span><text:bookmark text:name="MathJax-Span-70"/><text:span text:style-name="T19">N</text:span><text:bookmark text:name="MathJax-Span-71"/><text:span text:style-name="T18">¯¯¯¯¯¯</text:span>;</text:p>
      <text:p text:style-name="P12"><text:bookmark text:name="MathJax-Element-8-Frame"/><text:bookmark text:name="MathJax-Span-72"/><text:bookmark text:name="MathJax-Span-73"/><text:bookmark text:name="MathJax-Span-74"/><text:bookmark text:name="MathJax-Span-75"/><text:bookmark text:name="MathJax-Span-76"/><text:span text:style-name="T19">B </text:span>— размер вектора параметров модели;</text:p>
      <text:p text:style-name="P15"><text:bookmark text:name="MathJax-Element-9-Frame"/><text:bookmark text:name="MathJax-Span-77"/><text:bookmark text:name="MathJax-Span-78"/><text:bookmark text:name="MathJax-Span-79"/><text:bookmark text:name="MathJax-Span-80"/><text:bookmark text:name="MathJax-Span-81"/><text:bookmark text:name="MathJax-Span-82"/><text:bookmark text:name="MathJax-Span-83"/><text:span text:style-name="T41">L</text:span><text:bookmark text:name="MathJax-Span-84"/><text:span text:style-name="T41">(</text:span><text:bookmark text:name="MathJax-Span-85"/><text:span text:style-name="T42">y</text:span><text:bookmark text:name="MathJax-Span-86"/><text:span text:style-name="T41">,</text:span><text:bookmark text:name="MathJax-Span-87"/><text:span text:style-name="T42">x</text:span><text:bookmark text:name="MathJax-Span-88"/><text:span text:style-name="T41">,</text:span><text:bookmark text:name="MathJax-Span-89"/><text:span text:style-name="T42">β</text:span><text:bookmark text:name="MathJax-Span-90"/><text:span text:style-name="T41">)</text:span><text:span text:style-name="T117">—</text:span><text:span text:style-name="T41">функция потерь</text:span><text:span text:style-name="T117"> </text:span><text:bookmark text:name="MathJax-Element-10-Frame"/><text:bookmark text:name="MathJax-Span-91"/><text:bookmark text:name="MathJax-Span-92"/><text:bookmark text:name="MathJax-Span-93"/><text:bookmark text:name="MathJax-Span-94"/><text:bookmark text:name="MathJax-Span-95"/><text:span text:style-name="T41">L</text:span><text:bookmark text:name="MathJax-Span-96"/><text:span text:style-name="T41">:</text:span><text:bookmark text:name="MathJax-Span-97"/><text:bookmark text:name="MathJax-Span-98"/><text:bookmark text:name="MathJax-Span-99"/><text:span text:style-name="T41">R</text:span><text:bookmark text:name="MathJax-Span-100"/><text:span text:style-name="T41">×</text:span><text:bookmark text:name="MathJax-Span-101"/><text:bookmark text:name="MathJax-Span-102"/><text:bookmark text:name="MathJax-Span-103"/><text:bookmark text:name="MathJax-Span-104"/><text:span text:style-name="T41">R</text:span><text:bookmark text:name="MathJax-Span-105"/><text:span text:style-name="T42">D</text:span><text:bookmark text:name="MathJax-Span-106"/><text:span text:style-name="T41">×</text:span><text:bookmark text:name="MathJax-Span-107"/><text:bookmark text:name="MathJax-Span-108"/><text:bookmark text:name="MathJax-Span-109"/><text:bookmark text:name="MathJax-Span-110"/><text:span text:style-name="T41">R</text:span><text:bookmark text:name="MathJax-Span-111"/><text:span text:style-name="T42">B</text:span><text:bookmark text:name="MathJax-Span-112"/><text:span text:style-name="T41">→</text:span><text:bookmark text:name="MathJax-Span-113"/><text:bookmark text:name="MathJax-Span-114"/><text:bookmark text:name="MathJax-Span-115"/><text:span text:style-name="T41">R</text:span><text:span text:style-name="T117">;</text:span></text:p>
      <text:p text:style-name="P15"><text:bookmark text:name="MathJax-Element-11-Frame"/><text:bookmark text:name="MathJax-Span-116"/><text:bookmark text:name="MathJax-Span-117"/><text:bookmark text:name="MathJax-Span-118"/><text:bookmark text:name="MathJax-Span-119"/><text:bookmark text:name="MathJax-Span-120"/><text:span text:style-name="T42">f</text:span><text:bookmark text:name="MathJax-Span-121"/><text:span text:style-name="T41">(</text:span><text:bookmark text:name="MathJax-Span-122"/><text:span text:style-name="T42">x</text:span><text:bookmark text:name="MathJax-Span-123"/><text:span text:style-name="T41">,</text:span><text:bookmark text:name="MathJax-Span-124"/><text:span text:style-name="T42">β</text:span><text:bookmark text:name="MathJax-Span-125"/><text:span text:style-name="T41">) </text:span><text:span text:style-name="T117">— </text:span><text:span text:style-name="T41">настраиваемая модель</text:span><text:span text:style-name="T117"> </text:span><text:bookmark text:name="MathJax-Element-12-Frame"/><text:bookmark text:name="MathJax-Span-126"/><text:bookmark text:name="MathJax-Span-127"/><text:bookmark text:name="MathJax-Span-128"/><text:span text:style-name="T42">f</text:span><text:bookmark text:name="MathJax-Span-129"/><text:span text:style-name="T41">:</text:span><text:bookmark text:name="MathJax-Span-130"/><text:bookmark text:name="MathJax-Span-131"/><text:bookmark text:name="MathJax-Span-132"/><text:bookmark text:name="MathJax-Span-133"/><text:span text:style-name="T41">R</text:span><text:bookmark text:name="MathJax-Span-134"/><text:span text:style-name="T42">D</text:span><text:bookmark text:name="MathJax-Span-135"/><text:span text:style-name="T41">×</text:span><text:bookmark text:name="MathJax-Span-136"/><text:bookmark text:name="MathJax-Span-137"/><text:bookmark text:name="MathJax-Span-138"/><text:bookmark text:name="MathJax-Span-139"/><text:span text:style-name="T41">R</text:span><text:bookmark text:name="MathJax-Span-140"/><text:span text:style-name="T42">B</text:span><text:bookmark text:name="MathJax-Span-141"/><text:span text:style-name="T41">→</text:span><text:bookmark text:name="MathJax-Span-142"/><text:bookmark text:name="MathJax-Span-143"/><text:bookmark text:name="MathJax-Span-144"/><text:span text:style-name="T41">R</text:span><text:span text:style-name="T117">;</text:span></text:p>
      <text:p text:style-name="P15"><text:bookmark text:name="MathJax-Element-13-Frame"/><text:bookmark text:name="MathJax-Span-145"/><text:bookmark text:name="MathJax-Span-146"/><text:bookmark text:name="MathJax-Span-147"/><text:bookmark text:name="MathJax-Span-148"/><text:bookmark text:name="MathJax-Span-149"/><text:span text:style-name="T42">R</text:span><text:bookmark text:name="MathJax-Span-150"/><text:span text:style-name="T41">(</text:span><text:bookmark text:name="MathJax-Span-151"/><text:span text:style-name="T42">β</text:span><text:bookmark text:name="MathJax-Span-152"/><text:span text:style-name="T41">) </text:span><text:span text:style-name="T117">— </text:span><text:span text:style-name="T41">регуляризация</text:span><text:bookmark text:name="MathJax-Element-14-Frame"/><text:bookmark text:name="MathJax-Span-153"/><text:bookmark text:name="MathJax-Span-154"/><text:bookmark text:name="MathJax-Span-155"/><text:span text:style-name="T41"> </text:span><text:span text:style-name="T42">R</text:span><text:bookmark text:name="MathJax-Span-156"/><text:span text:style-name="T41">:</text:span><text:bookmark text:name="MathJax-Span-157"/><text:bookmark text:name="MathJax-Span-158"/><text:bookmark text:name="MathJax-Span-159"/><text:bookmark text:name="MathJax-Span-160"/><text:span text:style-name="T41">R</text:span><text:bookmark text:name="MathJax-Span-161"/><text:span text:style-name="T42">B</text:span><text:bookmark text:name="MathJax-Span-162"/><text:span text:style-name="T41">→</text:span><text:bookmark text:name="MathJax-Span-163"/><text:bookmark text:name="MathJax-Span-164"/><text:bookmark text:name="MathJax-Span-165"/><text:span text:style-name="T41">R</text:span><text:bookmark text:name="MathJax-Span-166"/><text:span text:style-name="T41">,</text:span><text:bookmark text:name="MathJax-Span-167"/><text:span text:style-name="T42">λ</text:span><text:bookmark text:name="MathJax-Span-168"/><text:span text:style-name="T41">≥</text:span><text:bookmark text:name="MathJax-Span-169"/><text:span text:style-name="T41">0</text:span><text:span text:style-name="T117">;</text:span></text:p>
      <text:p text:style-name="P12"><text:bookmark text:name="MathJax-Element-15-Frame"/><text:bookmark text:name="MathJax-Span-170"/><text:bookmark text:name="MathJax-Span-171"/><text:bookmark text:name="MathJax-Span-172"/><text:bookmark text:name="MathJax-Span-173"/><text:bookmark text:name="MathJax-Span-174"/><text:span text:style-name="T19">K</text:span><text:bookmark text:name="MathJax-Span-175"/><text:span text:style-name="T18">(</text:span><text:bookmark text:name="MathJax-Span-176"/><text:span text:style-name="T18">⋅</text:span><text:bookmark text:name="MathJax-Span-177"/><text:span text:style-name="T18">) </text:span>— убывающая функция<text:bookmark text:name="MathJax-Element-16-Frame"/><text:bookmark text:name="MathJax-Span-178"/><text:bookmark text:name="MathJax-Span-179"/><text:bookmark text:name="MathJax-Span-180"/> <text:span text:style-name="T19">K</text:span><text:bookmark text:name="MathJax-Span-181"/><text:span text:style-name="T18">:</text:span><text:bookmark text:name="MathJax-Span-182"/><text:bookmark text:name="MathJax-Span-183"/><text:bookmark text:name="MathJax-Span-184"/><text:span text:style-name="T18">R</text:span><text:bookmark text:name="MathJax-Span-185"/><text:span text:style-name="T18">→</text:span><text:bookmark text:name="MathJax-Span-186"/><text:bookmark text:name="MathJax-Span-187"/><text:bookmark text:name="MathJax-Span-188"/><text:span text:style-name="T18">R</text:span>;</text:p>
      <text:p text:style-name="P12"><text:bookmark text:name="MathJax-Element-17-Frame"/><text:bookmark text:name="MathJax-Span-189"/><text:bookmark text:name="MathJax-Span-190"/><text:bookmark text:name="MathJax-Span-191"/><text:bookmark text:name="MathJax-Span-192"/><text:bookmark text:name="MathJax-Span-193"/><text:span text:style-name="T19">β</text:span><text:bookmark text:name="MathJax-Span-194"/><text:span text:style-name="T18">,</text:span><text:bookmark text:name="MathJax-Span-195"/><text:bookmark text:name="MathJax-Span-196"/><text:bookmark text:name="MathJax-Span-197"/><text:bookmark text:name="MathJax-Span-198"/><text:span text:style-name="T19">β</text:span><text:bookmark text:name="MathJax-Span-199"/><text:span text:style-name="T18">^</text:span> — вектора параметров модели<text:bookmark text:name="MathJax-Element-18-Frame"/><text:bookmark text:name="MathJax-Span-200"/><text:bookmark text:name="MathJax-Span-201"/><text:bookmark text:name="MathJax-Span-202"/> <text:span text:style-name="T19">f</text:span>,<text:bookmark text:name="MathJax-Element-19-Frame"/><text:bookmark text:name="MathJax-Span-203"/><text:bookmark text:name="MathJax-Span-204"/><text:bookmark text:name="MathJax-Span-205"/> <text:span text:style-name="T19">β</text:span><text:bookmark text:name="MathJax-Span-206"/><text:span text:style-name="T18">,</text:span><text:bookmark text:name="MathJax-Span-207"/><text:bookmark text:name="MathJax-Span-208"/><text:bookmark text:name="MathJax-Span-209"/><text:bookmark text:name="MathJax-Span-210"/><text:span text:style-name="T19">β</text:span><text:bookmark text:name="MathJax-Span-211"/><text:span text:style-name="T18">^</text:span><text:bookmark text:name="MathJax-Span-212"/><text:span text:style-name="T18">∈</text:span><text:bookmark text:name="MathJax-Span-213"/><text:bookmark text:name="MathJax-Span-214"/><text:bookmark text:name="MathJax-Span-215"/><text:bookmark text:name="MathJax-Span-216"/><text:span text:style-name="T18">R</text:span><text:bookmark text:name="MathJax-Span-217"/><text:span text:style-name="T19">B</text:span>.</text:p>
      <text:p text:style-name="P8"><text:span text:style-name="T9">Алгоритм </text:span></text:p>
      <text:p text:style-name="P8"><text:span text:style-name="T9">Инициализация весов: w1=⋯=wN=1N</text:span></text:p>
      <text:p text:style-name="P8"><text:span text:style-name="T9">Повторение, пока не выполнено условие останова:</text:span></text:p>
      <text:p text:style-name="P8"><text:span text:style-name="T9">β^=argminβ(∑Ni=1wi⋅L(yi,xi,β)+λ⋅R(β))</text:span></text:p>
      <text:p text:style-name="P8"><text:span text:style-name="T9">Для каждого i=1,N¯¯¯¯¯¯:</text:span></text:p>
      <text:p text:style-name="P8"><text:span text:style-name="T9">wi=K(|f(xi,β^)−yi|)</text:span></text:p>
      <text:p text:style-name="P8"><text:span text:style-name="T9">Для каждого i=1,N¯¯¯¯¯¯:</text:span></text:p>
      <text:p text:style-name="P8"><text:span text:style-name="T9">wi=wi∑Nj=1wj</text:span></text:p>
      <text:p text:style-name="P8"><text:span text:style-name="T9">Условие останова: Править</text:span></text:p>
      <text:p text:style-name="P8"><text:span text:style-name="T9">цикл выполнился заданное число раз;</text:span></text:p>
      <text:p text:style-name="P8"><text:span text:style-name="T9">выполнилось условие сходимости параметров модели.</text:span></text:p>
      <text:p text:style-name="P8"><text:span text:style-name="T9">Суть процесса: Править</text:span></text:p>
      <text:p text:style-name="P8"><text:span text:style-name="T9">На каждой итерации внешнего цикла происходит настройка модели (поиск β^). Перед циклом веса объектов были инициализированы одинаково (равны 1N). В двух вложенных во внешний цикл циклах содержится реализация идеи использования весов прецедентов с целью снижения влияния "выбросов" в процессе настройки модели. Чем больше значение |f(xi,β^)−yi|, тем больше объект xi похож на выброс. Из убывания функции K следует, что объекты-выбросы будут иметь вес меньше, чем у других объектов выборки. Поэтому большие значения функции потерь L на объектах-выбросах будут скомпенсированы небольшими весами у этих объектов в минимизируемом функционале. В результате, в процессе поиска параметров модели влияние "выбросов" будет уменьшаться при очередном поиске β^. С помощью нормировки веса объектов-выбросов будут приближены к 0. Обычно достаточно повторить внешний цикл заданное число раз, например 8.<text:line-break/><text:line-break/></text:span><text:span text:style-name="T10">Гребневая регрессия<text:line-break/></text:span><text:span text:style-name="T9"><text:line-break/></text:span><text:bookmark text:name=".D0.9F.D0.BE.D1.81.D1.82.D0.B0.D0.BD.D0.BE.D0.B2.D0.BA.D0.B0_.D0.B7.D0.B0.D0.B4.D0.B0.D1.87.D0.B8"/><text:span text:style-name="T119">Постановка задачи</text:span></text:p>
      <text:p text:style-name="P15"><text:span text:style-name="T117">Решается задача </text:span><text:span text:style-name="T41">регрессии</text:span><text:span text:style-name="T117">. Применяется линейная модель : </text:span><text:bookmark text:name="MathJax-Element-1-Frame2"/><text:bookmark text:name="MathJax-Span-1101"/><text:bookmark text:name="MathJax-Span-219"/><text:bookmark text:name="MathJax-Span-311"/><text:span text:style-name="T42">f</text:span><text:bookmark text:name="MathJax-Span-411"/><text:span text:style-name="T41">(</text:span><text:bookmark text:name="MathJax-Span-511"/><text:span text:style-name="T42">x</text:span><text:bookmark text:name="MathJax-Span-611"/><text:span text:style-name="T41">,</text:span><text:bookmark text:name="MathJax-Span-711"/><text:span text:style-name="T42">β</text:span><text:bookmark text:name="MathJax-Span-811"/><text:span text:style-name="T41">)</text:span><text:bookmark text:name="MathJax-Span-911"/><text:span text:style-name="T41">=</text:span><text:bookmark text:name="MathJax-Span-1011"/><text:span text:style-name="T41">⟨</text:span><text:bookmark text:name="MathJax-Span-1111"/><text:span text:style-name="T42">β</text:span><text:bookmark text:name="MathJax-Span-1211"/><text:span text:style-name="T41">,</text:span><text:bookmark text:name="MathJax-Span-1311"/><text:span text:style-name="T42">x</text:span><text:bookmark text:name="MathJax-Span-1411"/><text:span text:style-name="T41">⟩</text:span><text:span text:style-name="T117">. В изначальной постановке полагается, что вектор </text:span><text:bookmark text:name="MathJax-Element-2-Frame2"/><text:bookmark text:name="MathJax-Span-1511"/><text:bookmark text:name="MathJax-Span-1611"/><text:bookmark text:name="MathJax-Span-1711"/><text:span text:style-name="T42">β</text:span><text:span text:style-name="T117"> находится методом Обычных Наименьших Квадратов (ОНК): </text:span><text:bookmark text:name="MathJax-Element-3-Frame2"/><text:bookmark text:name="MathJax-Span-1811"/><text:bookmark text:name="MathJax-Span-1911"/><text:bookmark text:name="MathJax-Span-2011"/><text:bookmark text:name="MathJax-Span-2110"/><text:span text:style-name="T41">∑</text:span><text:bookmark text:name="MathJax-Span-222"/><text:bookmark text:name="MathJax-Span-232"/><text:bookmark text:name="MathJax-Span-242"/><text:span text:style-name="T42">N</text:span><text:bookmark text:name="MathJax-Span-252"/><text:bookmark text:name="MathJax-Span-262"/><text:bookmark text:name="MathJax-Span-272"/><text:span text:style-name="T42">n</text:span><text:bookmark text:name="MathJax-Span-282"/><text:span text:style-name="T41">=</text:span><text:bookmark text:name="MathJax-Span-292"/><text:span text:style-name="T41">1</text:span><text:bookmark text:name="MathJax-Span-302"/><text:span text:style-name="T41">(</text:span><text:bookmark text:name="MathJax-Span-312"/><text:span text:style-name="T42">f</text:span><text:bookmark text:name="MathJax-Span-322"/><text:span text:style-name="T41">(</text:span><text:bookmark text:name="MathJax-Span-332"/><text:bookmark text:name="MathJax-Span-342"/><text:span text:style-name="T42">x</text:span><text:bookmark text:name="MathJax-Span-352"/><text:span text:style-name="T42">n</text:span><text:bookmark text:name="MathJax-Span-362"/><text:span text:style-name="T41">,</text:span><text:bookmark text:name="MathJax-Span-372"/><text:span text:style-name="T42">β</text:span><text:bookmark text:name="MathJax-Span-382"/><text:span text:style-name="T41">)</text:span><text:bookmark text:name="MathJax-Span-392"/><text:span text:style-name="T41">−</text:span><text:bookmark text:name="MathJax-Span-402"/><text:bookmark text:name="MathJax-Span-412"/><text:span text:style-name="T42">y</text:span><text:bookmark text:name="MathJax-Span-422"/><text:span text:style-name="T42">n</text:span><text:bookmark text:name="MathJax-Span-432"/><text:bookmark text:name="MathJax-Span-442"/><text:span text:style-name="T41">)</text:span><text:bookmark text:name="MathJax-Span-452"/><text:span text:style-name="T41">2</text:span><text:bookmark text:name="MathJax-Span-462"/><text:span text:style-name="T41">⟶</text:span><text:bookmark text:name="MathJax-Span-472"/><text:bookmark text:name="MathJax-Span-482"/><text:span text:style-name="T41">min</text:span><text:bookmark text:name="MathJax-Span-492"/><text:bookmark text:name="MathJax-Span-502"/><text:bookmark text:name="MathJax-Span-512"/><text:bookmark text:name="MathJax-Span-522"/><text:bookmark text:name="MathJax-Span-532"/><text:span text:style-name="T42">β</text:span></text:p>
      <text:p text:style-name="P15"><text:span text:style-name="T117">Аналитическое решение данной задачи: </text:span><text:bookmark text:name="MathJax-Element-4-Frame2"/><text:bookmark text:name="MathJax-Span-542"/><text:bookmark text:name="MathJax-Span-552"/><text:bookmark text:name="MathJax-Span-562"/><text:bookmark text:name="MathJax-Span-572"/><text:span text:style-name="T42">β</text:span><text:bookmark text:name="MathJax-Span-582"/><text:bookmark text:name="MathJax-Span-592"/><text:bookmark text:name="MathJax-Span-602"/><text:span text:style-name="T41">∗</text:span><text:bookmark text:name="MathJax-Span-612"/><text:span text:style-name="T41">=</text:span><text:bookmark text:name="MathJax-Span-622"/><text:span text:style-name="T41">(</text:span><text:bookmark text:name="MathJax-Span-632"/><text:bookmark text:name="MathJax-Span-642"/><text:span text:style-name="T42">X</text:span><text:bookmark text:name="MathJax-Span-652"/><text:span text:style-name="T42">T</text:span><text:bookmark text:name="MathJax-Span-662"/><text:span text:style-name="T42">X</text:span><text:bookmark text:name="MathJax-Span-672"/><text:bookmark text:name="MathJax-Span-682"/><text:span text:style-name="T41">)</text:span><text:bookmark text:name="MathJax-Span-692"/><text:bookmark text:name="MathJax-Span-702"/><text:bookmark text:name="MathJax-Span-712"/><text:span text:style-name="T41">−</text:span><text:bookmark text:name="MathJax-Span-722"/><text:span text:style-name="T41">1</text:span><text:bookmark text:name="MathJax-Span-732"/><text:bookmark text:name="MathJax-Span-742"/><text:span text:style-name="T42">X</text:span><text:bookmark text:name="MathJax-Span-752"/><text:span text:style-name="T42">T</text:span><text:bookmark text:name="MathJax-Span-762"/><text:span text:style-name="T42">Y</text:span><text:span text:style-name="T117">, однако при вырожденности матрицы </text:span><text:bookmark text:name="MathJax-Element-5-Frame2"/><text:bookmark text:name="MathJax-Span-772"/><text:bookmark text:name="MathJax-Span-782"/><text:bookmark text:name="MathJax-Span-792"/><text:bookmark text:name="MathJax-Span-802"/><text:span text:style-name="T42">X</text:span><text:bookmark text:name="MathJax-Span-812"/><text:span text:style-name="T42">T</text:span><text:bookmark text:name="MathJax-Span-822"/><text:span text:style-name="T42">X</text:span><text:span text:style-name="T117"> решение оказывается не единственным, а при ее плохой обусловленности — неустойчивым. Поэтому целесообразно ввести </text:span><text:span text:style-name="T41">регуляризацию</text:span><text:span text:style-name="T117"> по параметру </text:span><text:bookmark text:name="MathJax-Element-6-Frame2"/><text:bookmark text:name="MathJax-Span-832"/><text:bookmark text:name="MathJax-Span-842"/><text:bookmark text:name="MathJax-Span-852"/><text:span text:style-name="T42">β</text:span><text:span text:style-name="T117">, например, </text:span><text:bookmark text:name="MathJax-Element-7-Frame2"/><text:bookmark text:name="MathJax-Span-862"/><text:bookmark text:name="MathJax-Span-872"/><text:bookmark text:name="MathJax-Span-882"/><text:bookmark text:name="MathJax-Span-892"/><text:span text:style-name="T42">L</text:span><text:bookmark text:name="MathJax-Span-902"/><text:span text:style-name="T41">2</text:span><text:span text:style-name="T117">.</text:span></text:p>
      <text:p text:style-name="P13">Таким образом, приходим к следующей задаче минимизации (<text:span text:style-name="T130">гребневая (ridge) регрессия</text:span>):</text:p>
      <text:p text:style-name="P14"><text:bookmark text:name="MathJax-Element-8-Frame2"/><text:bookmark text:name="MathJax-Span-912"/><text:bookmark text:name="MathJax-Span-922"/><text:bookmark text:name="MathJax-Span-932"/><text:bookmark text:name="MathJax-Span-942"/><text:bookmark text:name="MathJax-Span-952"/><text:span text:style-name="T123">Q</text:span><text:bookmark text:name="MathJax-Span-962"/>(<text:bookmark text:name="MathJax-Span-972"/><text:span text:style-name="T123">β</text:span><text:bookmark text:name="MathJax-Span-982"/>)<text:bookmark text:name="MathJax-Span-992"/>=<text:bookmark text:name="MathJax-Span-1002"/><text:bookmark text:name="MathJax-Span-1012"/><text:bookmark text:name="MathJax-Span-1022"/>∥<text:bookmark text:name="MathJax-Span-1032"/><text:bookmark text:name="MathJax-Span-1042"/><text:span text:style-name="T123">Y</text:span><text:bookmark text:name="MathJax-Span-1052"/>−<text:bookmark text:name="MathJax-Span-1062"/><text:span text:style-name="T123">X</text:span><text:bookmark text:name="MathJax-Span-1072"/><text:span text:style-name="T123">β</text:span><text:bookmark text:name="MathJax-Span-1082"/>∥<text:bookmark text:name="MathJax-Span-1092"/>2<text:bookmark text:name="MathJax-Span-1102"/>+<text:bookmark text:name="MathJax-Span-1112"/><text:span text:style-name="T123">λ</text:span><text:bookmark text:name="MathJax-Span-1122"/><text:bookmark text:name="MathJax-Span-1132"/><text:bookmark text:name="MathJax-Span-1142"/>∥<text:bookmark text:name="MathJax-Span-1152"/><text:span text:style-name="T123">β</text:span><text:bookmark text:name="MathJax-Span-1162"/>∥<text:bookmark text:name="MathJax-Span-1172"/>2<text:bookmark text:name="MathJax-Span-1182"/>⟶<text:bookmark text:name="MathJax-Span-1192"/><text:bookmark text:name="MathJax-Span-1202"/>min<text:bookmark text:name="MathJax-Span-1212"/><text:bookmark text:name="MathJax-Span-1222"/><text:bookmark text:name="MathJax-Span-1232"/><text:bookmark text:name="MathJax-Span-1242"/><text:bookmark text:name="MathJax-Span-1252"/><text:span text:style-name="T123">β</text:span></text:p>
      <text:p text:style-name="P12">где <text:bookmark text:name="MathJax-Element-9-Frame2"/><text:bookmark text:name="MathJax-Span-1262"/><text:bookmark text:name="MathJax-Span-1272"/><text:bookmark text:name="MathJax-Span-1282"/><text:bookmark text:name="MathJax-Span-1292"/><text:bookmark text:name="MathJax-Span-1302"/><text:span text:style-name="T18">∥</text:span><text:bookmark text:name="MathJax-Span-1312"/><text:span text:style-name="T19">β</text:span><text:bookmark text:name="MathJax-Span-1322"/><text:span text:style-name="T18">∥</text:span><text:bookmark text:name="MathJax-Span-1332"/><text:span text:style-name="T18">2</text:span><text:bookmark text:name="MathJax-Span-1342"/><text:span text:style-name="T18">=</text:span><text:bookmark text:name="MathJax-Span-1352"/><text:bookmark text:name="MathJax-Span-1362"/><text:span text:style-name="T18">∑</text:span><text:bookmark text:name="MathJax-Span-1372"/><text:bookmark text:name="MathJax-Span-1382"/><text:bookmark text:name="MathJax-Span-1392"/><text:span text:style-name="T19">D</text:span><text:bookmark text:name="MathJax-Span-1402"/><text:bookmark text:name="MathJax-Span-1412"/><text:bookmark text:name="MathJax-Span-1422"/><text:span text:style-name="T19">i</text:span><text:bookmark text:name="MathJax-Span-1432"/><text:span text:style-name="T18">=</text:span><text:bookmark text:name="MathJax-Span-1442"/><text:span text:style-name="T18">1</text:span><text:bookmark text:name="MathJax-Span-1452"/><text:bookmark text:name="MathJax-Span-1462"/><text:bookmark text:name="MathJax-Span-1472"/><text:bookmark text:name="MathJax-Span-1482"/><text:bookmark text:name="MathJax-Span-1492"/><text:span text:style-name="T19">β</text:span><text:bookmark text:name="MathJax-Span-1502"/><text:span text:style-name="T19">i</text:span><text:bookmark text:name="MathJax-Span-1512"/><text:span text:style-name="T18">2</text:span><text:bookmark text:name="MathJax-Span-1522"/><text:span text:style-name="T18">,</text:span> <text:bookmark text:name="MathJax-Element-10-Frame2"/><text:bookmark text:name="MathJax-Span-1532"/><text:bookmark text:name="MathJax-Span-1542"/><text:bookmark text:name="MathJax-Span-1552"/><text:span text:style-name="T19">λ</text:span> — параметр регуляризации(неотрицательное число).</text:p>
      <text:h text:style-name="P2" text:outline-level="2"><text:bookmark text:name=".D0.92.D1.8B.D0.B2.D0.BE.D0.B4_.D0.BE.D0.BF.D1.82.D0.B8.D0.BC.D0.B0.D0.BB.D1.8C.D0.BD.D1.8B.D1.85_.D0.B2.D0.B5.D1.81.D0.BE.D0.B2"/><text:soft-page-break/><text:span text:style-name="T118">Вывод оптимальных весов</text:span></text:h>
      <text:p text:style-name="P12">Для нахождения оптимальных весов продифференцируем функционал по <text:bookmark text:name="MathJax-Element-11-Frame2"/><text:bookmark text:name="MathJax-Span-1562"/><text:bookmark text:name="MathJax-Span-1572"/><text:bookmark text:name="MathJax-Span-1582"/><text:span text:style-name="T19">β</text:span> и приравняем к 0:<text:bookmark text:name="MathJax-Element-12-Frame2"/><text:bookmark text:name="MathJax-Span-1592"/><text:bookmark text:name="MathJax-Span-1602"/><text:bookmark text:name="MathJax-Span-1612"/><text:bookmark text:name="MathJax-Span-1622"/><text:bookmark text:name="MathJax-Span-1632"/><text:span text:style-name="T18">∂</text:span><text:bookmark text:name="MathJax-Span-1642"/><text:span text:style-name="T19">Q</text:span><text:bookmark text:name="MathJax-Span-1652"/><text:bookmark text:name="MathJax-Span-1662"/><text:span text:style-name="T18">∂</text:span><text:bookmark text:name="MathJax-Span-1672"/><text:span text:style-name="T19">β</text:span><text:bookmark text:name="MathJax-Span-1682"/><text:span text:style-name="T18">=</text:span><text:bookmark text:name="MathJax-Span-1692"/><text:span text:style-name="T18">2</text:span><text:bookmark text:name="MathJax-Span-1702"/><text:bookmark text:name="MathJax-Span-1712"/><text:span text:style-name="T19">X</text:span><text:bookmark text:name="MathJax-Span-1722"/><text:bookmark text:name="MathJax-Span-1732"/><text:bookmark text:name="MathJax-Span-1742"/><text:span text:style-name="T19">T</text:span><text:bookmark text:name="MathJax-Span-1752"/><text:span text:style-name="T18">(</text:span><text:bookmark text:name="MathJax-Span-1762"/><text:span text:style-name="T19">X</text:span><text:bookmark text:name="MathJax-Span-1772"/><text:span text:style-name="T19">β</text:span><text:bookmark text:name="MathJax-Span-1782"/><text:span text:style-name="T18">−</text:span><text:bookmark text:name="MathJax-Span-1792"/><text:span text:style-name="T19">Y</text:span><text:bookmark text:name="MathJax-Span-1802"/><text:span text:style-name="T18">)</text:span><text:bookmark text:name="MathJax-Span-1812"/><text:span text:style-name="T18">+</text:span><text:bookmark text:name="MathJax-Span-1822"/><text:span text:style-name="T18">2</text:span><text:bookmark text:name="MathJax-Span-1832"/><text:span text:style-name="T19">λ</text:span><text:bookmark text:name="MathJax-Span-1842"/><text:span text:style-name="T19">β</text:span><text:bookmark text:name="MathJax-Span-1852"/><text:span text:style-name="T18">=</text:span><text:bookmark text:name="MathJax-Span-1862"/><text:span text:style-name="T18">0</text:span></text:p>
      <text:p text:style-name="P14"><text:bookmark text:name="MathJax-Element-13-Frame2"/><text:bookmark text:name="MathJax-Span-1872"/><text:bookmark text:name="MathJax-Span-1882"/><text:bookmark text:name="MathJax-Span-1892"/><text:bookmark text:name="MathJax-Span-1902"/><text:bookmark text:name="MathJax-Span-1912"/>(<text:bookmark text:name="MathJax-Span-1922"/><text:bookmark text:name="MathJax-Span-1932"/><text:span text:style-name="T123">X</text:span><text:bookmark text:name="MathJax-Span-1942"/><text:bookmark text:name="MathJax-Span-1952"/><text:bookmark text:name="MathJax-Span-1962"/><text:span text:style-name="T123">T</text:span><text:bookmark text:name="MathJax-Span-1972"/><text:span text:style-name="T123">X</text:span><text:bookmark text:name="MathJax-Span-1982"/>+<text:bookmark text:name="MathJax-Span-1992"/><text:span text:style-name="T123">λ</text:span><text:bookmark text:name="MathJax-Span-2002"/><text:span text:style-name="T123">I</text:span><text:bookmark text:name="MathJax-Span-2012"/>)<text:bookmark text:name="MathJax-Span-2022"/><text:span text:style-name="T123">β</text:span><text:bookmark text:name="MathJax-Span-2032"/>=<text:bookmark text:name="MathJax-Span-2042"/><text:bookmark text:name="MathJax-Span-2052"/><text:span text:style-name="T123">X</text:span><text:bookmark text:name="MathJax-Span-2062"/><text:bookmark text:name="MathJax-Span-2072"/><text:bookmark text:name="MathJax-Span-2082"/><text:span text:style-name="T123">T</text:span><text:bookmark text:name="MathJax-Span-2092"/><text:span text:style-name="T123">Y</text:span></text:p>
      <text:p text:style-name="P12"><text:bookmark text:name="MathJax-Element-14-Frame2"/><text:bookmark text:name="MathJax-Span-2102"/><text:bookmark text:name="MathJax-Span-2112"/><text:bookmark text:name="MathJax-Span-2122"/><text:bookmark text:name="MathJax-Span-2132"/><text:bookmark text:name="MathJax-Span-2142"/><text:bookmark text:name="MathJax-Span-2152"/><text:span text:style-name="T19">β</text:span><text:bookmark text:name="MathJax-Span-2162"/><text:bookmark text:name="MathJax-Span-2172"/><text:bookmark text:name="MathJax-Span-218"/><text:span text:style-name="T18">∗</text:span><text:bookmark text:name="MathJax-Span-2191"/><text:span text:style-name="T18">=</text:span><text:bookmark text:name="MathJax-Span-220"/><text:span text:style-name="T18">(</text:span><text:bookmark text:name="MathJax-Span-221"/><text:bookmark text:name="MathJax-Span-2221"/><text:span text:style-name="T19">X</text:span><text:bookmark text:name="MathJax-Span-223"/><text:bookmark text:name="MathJax-Span-224"/><text:bookmark text:name="MathJax-Span-225"/><text:span text:style-name="T19">T</text:span><text:bookmark text:name="MathJax-Span-226"/><text:span text:style-name="T19">X</text:span><text:bookmark text:name="MathJax-Span-227"/><text:span text:style-name="T18">+</text:span><text:bookmark text:name="MathJax-Span-228"/><text:span text:style-name="T19">λ</text:span><text:bookmark text:name="MathJax-Span-229"/><text:span text:style-name="T19">I</text:span><text:bookmark text:name="MathJax-Span-230"/><text:bookmark text:name="MathJax-Span-231"/><text:span text:style-name="T18">)</text:span><text:bookmark text:name="MathJax-Span-2321"/><text:bookmark text:name="MathJax-Span-233"/><text:bookmark text:name="MathJax-Span-234"/><text:span text:style-name="T18">−</text:span><text:bookmark text:name="MathJax-Span-235"/><text:span text:style-name="T18">1</text:span><text:bookmark text:name="MathJax-Span-236"/><text:bookmark text:name="MathJax-Span-237"/><text:span text:style-name="T19">X</text:span><text:bookmark text:name="MathJax-Span-238"/><text:bookmark text:name="MathJax-Span-239"/><text:bookmark text:name="MathJax-Span-240"/><text:span text:style-name="T19">T</text:span><text:bookmark text:name="MathJax-Span-241"/><text:span text:style-name="T19">Y</text:span> При увеличении параметра <text:bookmark text:name="MathJax-Element-15-Frame2"/><text:bookmark text:name="MathJax-Span-2421"/><text:bookmark text:name="MathJax-Span-243"/><text:bookmark text:name="MathJax-Span-244"/><text:span text:style-name="T19">λ</text:span> решение становится более устойчивым, но с другой стороны — смещенным. При уменьшении — приходим к задаче ОНК без регуляризации: имеем шанс переобучиться. Поэтому нужно искать что-то посерединке.</text:p>
      <text:h text:style-name="P2" text:outline-level="2"><text:bookmark text:name=".D0.9E.D0.B1.D0.BE.D0.B1.D1.89.D0.B5.D0.BD.D0.B8.D0.B5_.D1.87.D0.B5.D1.80.D0.B5.D0.B7_.D1.8F.D0.B4.D1.80.D0.B0"/><text:span text:style-name="T118">Обобщение через ядра</text:span></text:h>
      <text:p text:style-name="P12">Решение прямой (см. выше) задачи, как уже было получено: <text:bookmark text:name="MathJax-Element-16-Frame2"/><text:bookmark text:name="MathJax-Span-245"/><text:bookmark text:name="MathJax-Span-246"/><text:bookmark text:name="MathJax-Span-247"/><text:bookmark text:name="MathJax-Span-248"/><text:span text:style-name="T19">β</text:span><text:bookmark text:name="MathJax-Span-249"/><text:bookmark text:name="MathJax-Span-250"/><text:bookmark text:name="MathJax-Span-251"/><text:span text:style-name="T18">∗</text:span><text:bookmark text:name="MathJax-Span-2521"/><text:span text:style-name="T18">=</text:span><text:bookmark text:name="MathJax-Span-253"/><text:span text:style-name="T18">(</text:span><text:bookmark text:name="MathJax-Span-254"/><text:bookmark text:name="MathJax-Span-255"/><text:span text:style-name="T19">X</text:span><text:bookmark text:name="MathJax-Span-256"/><text:bookmark text:name="MathJax-Span-257"/><text:bookmark text:name="MathJax-Span-258"/><text:span text:style-name="T19">T</text:span><text:bookmark text:name="MathJax-Span-259"/><text:span text:style-name="T19">X</text:span><text:bookmark text:name="MathJax-Span-260"/><text:span text:style-name="T18">+</text:span><text:bookmark text:name="MathJax-Span-261"/><text:span text:style-name="T19">λ</text:span><text:bookmark text:name="MathJax-Span-2621"/><text:span text:style-name="T19">I</text:span><text:bookmark text:name="MathJax-Span-263"/><text:bookmark text:name="MathJax-Span-264"/><text:span text:style-name="T18">)</text:span><text:bookmark text:name="MathJax-Span-265"/><text:bookmark text:name="MathJax-Span-266"/><text:bookmark text:name="MathJax-Span-267"/><text:span text:style-name="T18">−</text:span><text:bookmark text:name="MathJax-Span-268"/><text:span text:style-name="T18">1</text:span><text:bookmark text:name="MathJax-Span-269"/><text:bookmark text:name="MathJax-Span-270"/><text:span text:style-name="T19">X</text:span><text:bookmark text:name="MathJax-Span-271"/><text:bookmark text:name="MathJax-Span-2721"/><text:bookmark text:name="MathJax-Span-273"/><text:span text:style-name="T19">T</text:span><text:bookmark text:name="MathJax-Span-274"/><text:span text:style-name="T19">Y</text:span>. Заметим, что в силу неотрицательной определенности матрицы <text:bookmark text:name="MathJax-Element-17-Frame2"/><text:bookmark text:name="MathJax-Span-275"/><text:bookmark text:name="MathJax-Span-276"/><text:bookmark text:name="MathJax-Span-277"/><text:bookmark text:name="MathJax-Span-278"/><text:span text:style-name="T19">X</text:span><text:bookmark text:name="MathJax-Span-279"/><text:span text:style-name="T19">T</text:span><text:bookmark text:name="MathJax-Span-280"/><text:span text:style-name="T19">X</text:span> матрица <text:bookmark text:name="MathJax-Element-18-Frame2"/><text:bookmark text:name="MathJax-Span-281"/><text:bookmark text:name="MathJax-Span-2821"/><text:bookmark text:name="MathJax-Span-283"/><text:bookmark text:name="MathJax-Span-284"/><text:span text:style-name="T19">X</text:span><text:bookmark text:name="MathJax-Span-285"/><text:bookmark text:name="MathJax-Span-286"/><text:bookmark text:name="MathJax-Span-287"/><text:span text:style-name="T19">T</text:span><text:bookmark text:name="MathJax-Span-288"/><text:span text:style-name="T19">X</text:span><text:bookmark text:name="MathJax-Span-289"/><text:span text:style-name="T18">+</text:span><text:bookmark text:name="MathJax-Span-290"/><text:span text:style-name="T19">λ</text:span><text:bookmark text:name="MathJax-Span-291"/><text:span text:style-name="T19">I</text:span> вообще положительно определена, поэтому прямое решение всегда существует и единственно. Сложность обучения: <text:bookmark text:name="MathJax-Element-19-Frame2"/><text:bookmark text:name="MathJax-Span-2921"/><text:bookmark text:name="MathJax-Span-293"/><text:bookmark text:name="MathJax-Span-294"/><text:span text:style-name="T19">O</text:span><text:bookmark text:name="MathJax-Span-295"/><text:span text:style-name="T18">(</text:span><text:bookmark text:name="MathJax-Span-296"/><text:bookmark text:name="MathJax-Span-297"/><text:span text:style-name="T19">D</text:span><text:bookmark text:name="MathJax-Span-298"/><text:span text:style-name="T18">2</text:span><text:bookmark text:name="MathJax-Span-299"/><text:span text:style-name="T18">(</text:span><text:bookmark text:name="MathJax-Span-300"/><text:span text:style-name="T19">N</text:span><text:bookmark text:name="MathJax-Span-301"/><text:span text:style-name="T18">+</text:span><text:bookmark text:name="MathJax-Span-3021"/><text:span text:style-name="T19">D</text:span><text:bookmark text:name="MathJax-Span-303"/><text:span text:style-name="T18">)</text:span><text:bookmark text:name="MathJax-Span-304"/><text:span text:style-name="T18">)</text:span>, сложность предсказания: <text:bookmark text:name="MathJax-Element-20-Frame"/><text:bookmark text:name="MathJax-Span-305"/><text:bookmark text:name="MathJax-Span-306"/><text:bookmark text:name="MathJax-Span-307"/><text:span text:style-name="T19">O</text:span><text:bookmark text:name="MathJax-Span-308"/><text:span text:style-name="T18">(</text:span><text:bookmark text:name="MathJax-Span-309"/><text:span text:style-name="T19">D</text:span><text:bookmark text:name="MathJax-Span-310"/><text:span text:style-name="T18">)</text:span>.</text:p>
      <text:p text:style-name="P12">Введем двойственные переменные. Для этого решим двойственную задачу, где решение прямой задачи будет представлено в виде некоторой линейной комбинации векторов обучающей выборки. Из условий стационарности <text:bookmark text:name="MathJax-Element-21-Frame"/><text:bookmark text:name="MathJax-Span-3111"/><text:bookmark text:name="MathJax-Span-3121"/><text:bookmark text:name="MathJax-Span-313"/><text:bookmark text:name="MathJax-Span-314"/><text:span text:style-name="T19">X</text:span><text:bookmark text:name="MathJax-Span-315"/><text:span text:style-name="T19">T</text:span><text:bookmark text:name="MathJax-Span-316"/><text:span text:style-name="T18">(</text:span><text:bookmark text:name="MathJax-Span-317"/><text:span text:style-name="T19">X</text:span><text:bookmark text:name="MathJax-Span-318"/><text:span text:style-name="T19">β</text:span><text:bookmark text:name="MathJax-Span-319"/><text:span text:style-name="T18">−</text:span><text:bookmark text:name="MathJax-Span-320"/><text:span text:style-name="T19">Y</text:span><text:bookmark text:name="MathJax-Span-321"/><text:span text:style-name="T18">)</text:span><text:bookmark text:name="MathJax-Span-3221"/><text:span text:style-name="T18">+</text:span><text:bookmark text:name="MathJax-Span-323"/><text:span text:style-name="T19">λ</text:span><text:bookmark text:name="MathJax-Span-324"/><text:span text:style-name="T19">β</text:span><text:bookmark text:name="MathJax-Span-325"/><text:span text:style-name="T18">=</text:span><text:bookmark text:name="MathJax-Span-326"/><text:span text:style-name="T18">0</text:span> следует <text:bookmark text:name="MathJax-Element-22-Frame"/><text:bookmark text:name="MathJax-Span-327"/><text:bookmark text:name="MathJax-Span-328"/><text:bookmark text:name="MathJax-Span-329"/><text:span text:style-name="T19">β</text:span><text:bookmark text:name="MathJax-Span-330"/><text:span text:style-name="T18">=</text:span><text:bookmark text:name="MathJax-Span-331"/><text:bookmark text:name="MathJax-Span-3321"/><text:span text:style-name="T18">1</text:span><text:bookmark text:name="MathJax-Span-333"/><text:span text:style-name="T19">λ</text:span><text:bookmark text:name="MathJax-Span-334"/><text:bookmark text:name="MathJax-Span-335"/><text:span text:style-name="T19">X</text:span><text:bookmark text:name="MathJax-Span-336"/><text:span text:style-name="T19">T</text:span><text:bookmark text:name="MathJax-Span-337"/><text:span text:style-name="T18">(</text:span><text:bookmark text:name="MathJax-Span-338"/><text:span text:style-name="T19">Y</text:span><text:bookmark text:name="MathJax-Span-339"/><text:span text:style-name="T18">−</text:span><text:bookmark text:name="MathJax-Span-340"/><text:span text:style-name="T19">X</text:span><text:bookmark text:name="MathJax-Span-341"/><text:span text:style-name="T19">β</text:span><text:bookmark text:name="MathJax-Span-3421"/><text:span text:style-name="T18">)</text:span><text:bookmark text:name="MathJax-Span-343"/><text:span text:style-name="T18">=</text:span><text:bookmark text:name="MathJax-Span-344"/><text:bookmark text:name="MathJax-Span-345"/><text:span text:style-name="T19">X</text:span><text:bookmark text:name="MathJax-Span-346"/><text:span text:style-name="T19">T</text:span><text:bookmark text:name="MathJax-Span-347"/><text:span text:style-name="T19">α</text:span>, где вектор <text:bookmark text:name="MathJax-Element-23-Frame"/><text:bookmark text:name="MathJax-Span-348"/><text:bookmark text:name="MathJax-Span-349"/><text:bookmark text:name="MathJax-Span-350"/><text:span text:style-name="T19">α</text:span><text:bookmark text:name="MathJax-Span-351"/><text:span text:style-name="T18">=</text:span><text:bookmark text:name="MathJax-Span-3521"/><text:bookmark text:name="MathJax-Span-353"/><text:span text:style-name="T18">1</text:span><text:bookmark text:name="MathJax-Span-354"/><text:span text:style-name="T19">λ</text:span><text:bookmark text:name="MathJax-Span-355"/><text:span text:style-name="T18">(</text:span><text:bookmark text:name="MathJax-Span-356"/><text:span text:style-name="T19">Y</text:span><text:bookmark text:name="MathJax-Span-357"/><text:span text:style-name="T18">−</text:span><text:bookmark text:name="MathJax-Span-358"/><text:span text:style-name="T19">X</text:span><text:bookmark text:name="MathJax-Span-359"/><text:span text:style-name="T19">β</text:span><text:bookmark text:name="MathJax-Span-360"/><text:span text:style-name="T18">)</text:span> — вектор двойственных переменных. Формула для предсказания: <text:bookmark text:name="MathJax-Element-24-Frame"/><text:bookmark text:name="MathJax-Span-361"/><text:bookmark text:name="MathJax-Span-3621"/><text:bookmark text:name="MathJax-Span-363"/><text:bookmark text:name="MathJax-Span-364"/><text:bookmark text:name="MathJax-Span-365"/><text:bookmark text:name="MathJax-Span-366"/><text:span text:style-name="T19">y</text:span><text:bookmark text:name="MathJax-Span-367"/><text:span text:style-name="T18">^</text:span><text:bookmark text:name="MathJax-Span-368"/><text:span text:style-name="T18">(</text:span><text:bookmark text:name="MathJax-Span-369"/><text:span text:style-name="T19">x</text:span><text:bookmark text:name="MathJax-Span-370"/><text:span text:style-name="T18">)</text:span><text:bookmark text:name="MathJax-Span-371"/><text:span text:style-name="T18">=</text:span><text:bookmark text:name="MathJax-Span-3721"/><text:bookmark text:name="MathJax-Span-373"/><text:span text:style-name="T19">x</text:span><text:bookmark text:name="MathJax-Span-374"/><text:span text:style-name="T19">T</text:span><text:bookmark text:name="MathJax-Span-375"/><text:span text:style-name="T19">β</text:span><text:bookmark text:name="MathJax-Span-376"/><text:span text:style-name="T18">=</text:span><text:bookmark text:name="MathJax-Span-377"/><text:bookmark text:name="MathJax-Span-378"/><text:span text:style-name="T19">x</text:span><text:bookmark text:name="MathJax-Span-379"/><text:span text:style-name="T19">T</text:span><text:bookmark text:name="MathJax-Span-380"/><text:bookmark text:name="MathJax-Span-381"/><text:span text:style-name="T19">X</text:span><text:bookmark text:name="MathJax-Span-3821"/><text:span text:style-name="T19">T</text:span><text:bookmark text:name="MathJax-Span-383"/><text:span text:style-name="T19">α</text:span><text:bookmark text:name="MathJax-Span-384"/><text:span text:style-name="T18">=</text:span><text:bookmark text:name="MathJax-Span-385"/><text:bookmark text:name="MathJax-Span-386"/><text:span text:style-name="T18">∑</text:span><text:bookmark text:name="MathJax-Span-387"/><text:span text:style-name="T19">N</text:span><text:bookmark text:name="MathJax-Span-388"/><text:bookmark text:name="MathJax-Span-389"/><text:bookmark text:name="MathJax-Span-390"/><text:span text:style-name="T19">i</text:span><text:bookmark text:name="MathJax-Span-391"/><text:span text:style-name="T18">=</text:span><text:bookmark text:name="MathJax-Span-3921"/><text:span text:style-name="T18">1</text:span><text:bookmark text:name="MathJax-Span-393"/><text:bookmark text:name="MathJax-Span-394"/><text:span text:style-name="T19">α</text:span><text:bookmark text:name="MathJax-Span-395"/><text:span text:style-name="T19">i</text:span><text:bookmark text:name="MathJax-Span-396"/><text:span text:style-name="T18">⟨</text:span><text:bookmark text:name="MathJax-Span-397"/><text:span text:style-name="T19">x</text:span><text:bookmark text:name="MathJax-Span-398"/><text:span text:style-name="T18">,</text:span><text:bookmark text:name="MathJax-Span-399"/><text:bookmark text:name="MathJax-Span-400"/><text:span text:style-name="T19">x</text:span><text:bookmark text:name="MathJax-Span-401"/><text:span text:style-name="T19">i</text:span><text:bookmark text:name="MathJax-Span-4021"/><text:span text:style-name="T18">⟩</text:span>. Найти двойственные переменные можно следующим образом: <text:bookmark text:name="MathJax-Element-25-Frame"/><text:bookmark text:name="MathJax-Span-403"/><text:bookmark text:name="MathJax-Span-404"/><text:bookmark text:name="MathJax-Span-405"/><text:span text:style-name="T19">α</text:span><text:bookmark text:name="MathJax-Span-406"/><text:span text:style-name="T18">=</text:span><text:bookmark text:name="MathJax-Span-407"/><text:span text:style-name="T18">(</text:span><text:bookmark text:name="MathJax-Span-408"/><text:span text:style-name="T19">X</text:span><text:bookmark text:name="MathJax-Span-409"/><text:bookmark text:name="MathJax-Span-410"/><text:span text:style-name="T19">X</text:span><text:bookmark text:name="MathJax-Span-4111"/><text:span text:style-name="T19">T</text:span><text:bookmark text:name="MathJax-Span-4121"/><text:span text:style-name="T18">+</text:span><text:bookmark text:name="MathJax-Span-413"/><text:span text:style-name="T19">λ</text:span><text:bookmark text:name="MathJax-Span-414"/><text:span text:style-name="T19">I</text:span><text:bookmark text:name="MathJax-Span-415"/><text:bookmark text:name="MathJax-Span-416"/><text:span text:style-name="T18">)</text:span><text:bookmark text:name="MathJax-Span-417"/><text:bookmark text:name="MathJax-Span-418"/><text:bookmark text:name="MathJax-Span-419"/><text:span text:style-name="T18">−</text:span><text:bookmark text:name="MathJax-Span-420"/><text:span text:style-name="T18">1</text:span><text:bookmark text:name="MathJax-Span-421"/><text:span text:style-name="T19">Y</text:span> . Это прямо следует из <text:bookmark text:name="MathJax-Element-26-Frame"/><text:bookmark text:name="MathJax-Span-4221"/><text:bookmark text:name="MathJax-Span-423"/><text:bookmark text:name="MathJax-Span-424"/><text:span text:style-name="T19">α</text:span><text:bookmark text:name="MathJax-Span-425"/><text:span text:style-name="T18">=</text:span><text:bookmark text:name="MathJax-Span-426"/><text:bookmark text:name="MathJax-Span-427"/><text:span text:style-name="T18">1</text:span><text:bookmark text:name="MathJax-Span-428"/><text:span text:style-name="T19">λ</text:span><text:bookmark text:name="MathJax-Span-429"/><text:span text:style-name="T18">(</text:span><text:bookmark text:name="MathJax-Span-430"/><text:span text:style-name="T19">Y</text:span><text:bookmark text:name="MathJax-Span-431"/><text:span text:style-name="T18">−</text:span><text:bookmark text:name="MathJax-Span-4321"/><text:span text:style-name="T19">X</text:span><text:bookmark text:name="MathJax-Span-433"/><text:span text:style-name="T19">β</text:span><text:bookmark text:name="MathJax-Span-434"/><text:span text:style-name="T18">)</text:span> при подстановке <text:bookmark text:name="MathJax-Element-27-Frame"/><text:bookmark text:name="MathJax-Span-435"/><text:bookmark text:name="MathJax-Span-436"/><text:bookmark text:name="MathJax-Span-437"/><text:span text:style-name="T19">β</text:span><text:bookmark text:name="MathJax-Span-438"/><text:span text:style-name="T18">=</text:span><text:bookmark text:name="MathJax-Span-439"/><text:bookmark text:name="MathJax-Span-440"/><text:span text:style-name="T19">X</text:span><text:bookmark text:name="MathJax-Span-441"/><text:span text:style-name="T19">T</text:span><text:bookmark text:name="MathJax-Span-4421"/><text:span text:style-name="T19">α</text:span>. Сложность обучения: <text:bookmark text:name="MathJax-Element-28-Frame"/><text:bookmark text:name="MathJax-Span-443"/><text:bookmark text:name="MathJax-Span-444"/><text:bookmark text:name="MathJax-Span-445"/><text:span text:style-name="T19">O</text:span><text:bookmark text:name="MathJax-Span-446"/><text:span text:style-name="T18">(</text:span><text:bookmark text:name="MathJax-Span-447"/><text:bookmark text:name="MathJax-Span-448"/><text:span text:style-name="T19">N</text:span><text:bookmark text:name="MathJax-Span-449"/><text:span text:style-name="T18">2</text:span><text:bookmark text:name="MathJax-Span-450"/><text:span text:style-name="T18">(</text:span><text:bookmark text:name="MathJax-Span-451"/><text:span text:style-name="T19">D</text:span><text:bookmark text:name="MathJax-Span-4521"/><text:span text:style-name="T18">+</text:span><text:bookmark text:name="MathJax-Span-453"/><text:span text:style-name="T19">N</text:span><text:bookmark text:name="MathJax-Span-454"/><text:span text:style-name="T18">)</text:span><text:bookmark text:name="MathJax-Span-455"/><text:span text:style-name="T18">)</text:span>, сложность предсказания: <text:bookmark text:name="MathJax-Element-29-Frame"/><text:bookmark text:name="MathJax-Span-456"/><text:bookmark text:name="MathJax-Span-457"/><text:bookmark text:name="MathJax-Span-458"/><text:span text:style-name="T19">O</text:span><text:bookmark text:name="MathJax-Span-459"/><text:span text:style-name="T18">(</text:span><text:bookmark text:name="MathJax-Span-460"/><text:span text:style-name="T19">N</text:span><text:bookmark text:name="MathJax-Span-461"/><text:span text:style-name="T19">D</text:span><text:bookmark text:name="MathJax-Span-4621"/><text:span text:style-name="T18">)</text:span>.</text:p>
      <text:p text:style-name="P12">Заметим, что для нахождения двойственных переменных и предсказания по ним требуются лишь скалярные произведения векторов обучающей выборки, но тогда, используя общую парадигму <text:span text:style-name="T18">ядерных обобщений методов</text:span>, мы можем заменить скалярные произведения <text:bookmark text:name="MathJax-Element-30-Frame"/><text:bookmark text:name="MathJax-Span-463"/><text:bookmark text:name="MathJax-Span-464"/><text:bookmark text:name="MathJax-Span-465"/><text:span text:style-name="T18">⟨</text:span><text:bookmark text:name="MathJax-Span-466"/><text:span text:style-name="T19">x</text:span><text:bookmark text:name="MathJax-Span-467"/><text:span text:style-name="T18">,</text:span><text:bookmark text:name="MathJax-Span-468"/><text:bookmark text:name="MathJax-Span-469"/><text:span text:style-name="T19">x</text:span><text:bookmark text:name="MathJax-Span-470"/><text:span text:style-name="T18">′</text:span><text:bookmark text:name="MathJax-Span-471"/><text:span text:style-name="T18">⟩</text:span> везде выше на ядерную функцию <text:bookmark text:name="MathJax-Element-31-Frame"/><text:bookmark text:name="MathJax-Span-4721"/><text:bookmark text:name="MathJax-Span-473"/><text:bookmark text:name="MathJax-Span-474"/><text:span text:style-name="T19">K</text:span><text:bookmark text:name="MathJax-Span-475"/><text:span text:style-name="T18">(</text:span><text:bookmark text:name="MathJax-Span-476"/><text:span text:style-name="T19">x</text:span><text:bookmark text:name="MathJax-Span-477"/><text:span text:style-name="T18">,</text:span><text:bookmark text:name="MathJax-Span-478"/><text:bookmark text:name="MathJax-Span-479"/><text:span text:style-name="T19">x</text:span><text:bookmark text:name="MathJax-Span-480"/><text:span text:style-name="T18">′</text:span><text:bookmark text:name="MathJax-Span-481"/><text:span text:style-name="T18">)</text:span>, получив следующие формулы: <text:bookmark text:name="MathJax-Element-32-Frame"/><text:bookmark text:name="MathJax-Span-4821"/><text:bookmark text:name="MathJax-Span-483"/><text:bookmark text:name="MathJax-Span-484"/><text:span text:style-name="T19">α</text:span><text:bookmark text:name="MathJax-Span-485"/><text:span text:style-name="T18">=</text:span><text:bookmark text:name="MathJax-Span-486"/><text:span text:style-name="T18">(</text:span><text:bookmark text:name="MathJax-Span-487"/><text:span text:style-name="T19">G</text:span><text:bookmark text:name="MathJax-Span-488"/><text:span text:style-name="T18">+</text:span><text:bookmark text:name="MathJax-Span-489"/><text:span text:style-name="T19">λ</text:span><text:bookmark text:name="MathJax-Span-490"/><text:span text:style-name="T19">I</text:span><text:bookmark text:name="MathJax-Span-491"/><text:bookmark text:name="MathJax-Span-4921"/><text:span text:style-name="T18">)</text:span><text:bookmark text:name="MathJax-Span-493"/><text:bookmark text:name="MathJax-Span-494"/><text:bookmark text:name="MathJax-Span-495"/><text:span text:style-name="T18">−</text:span><text:bookmark text:name="MathJax-Span-496"/><text:span text:style-name="T18">1</text:span><text:bookmark text:name="MathJax-Span-497"/><text:span text:style-name="T19">Y</text:span>, где <text:bookmark text:name="MathJax-Element-33-Frame"/><text:bookmark text:name="MathJax-Span-498"/><text:bookmark text:name="MathJax-Span-499"/><text:bookmark text:name="MathJax-Span-500"/><text:span text:style-name="T18">{</text:span><text:bookmark text:name="MathJax-Span-501"/><text:span text:style-name="T19">G</text:span><text:bookmark text:name="MathJax-Span-5021"/><text:bookmark text:name="MathJax-Span-503"/><text:span text:style-name="T18">}</text:span><text:bookmark text:name="MathJax-Span-504"/><text:bookmark text:name="MathJax-Span-505"/><text:bookmark text:name="MathJax-Span-506"/><text:span text:style-name="T19">i</text:span><text:bookmark text:name="MathJax-Span-507"/><text:span text:style-name="T18">,</text:span><text:bookmark text:name="MathJax-Span-508"/><text:span text:style-name="T19">j</text:span><text:bookmark text:name="MathJax-Span-509"/><text:span text:style-name="T18">=</text:span><text:bookmark text:name="MathJax-Span-510"/><text:span text:style-name="T19">K</text:span><text:bookmark text:name="MathJax-Span-5111"/><text:span text:style-name="T18">(</text:span><text:bookmark text:name="MathJax-Span-5121"/><text:bookmark text:name="MathJax-Span-513"/><text:span text:style-name="T19">x</text:span><text:bookmark text:name="MathJax-Span-514"/><text:span text:style-name="T19">i</text:span><text:bookmark text:name="MathJax-Span-515"/><text:span text:style-name="T18">,</text:span><text:bookmark text:name="MathJax-Span-516"/><text:bookmark text:name="MathJax-Span-517"/><text:span text:style-name="T19">x</text:span><text:bookmark text:name="MathJax-Span-518"/><text:span text:style-name="T19">j</text:span><text:bookmark text:name="MathJax-Span-519"/><text:span text:style-name="T18">)</text:span>— матрица Грама,<text:bookmark text:name="MathJax-Element-34-Frame"/><text:bookmark text:name="MathJax-Span-520"/><text:bookmark text:name="MathJax-Span-521"/><text:bookmark text:name="MathJax-Span-5221"/><text:bookmark text:name="MathJax-Span-523"/><text:bookmark text:name="MathJax-Span-524"/><text:bookmark text:name="MathJax-Span-525"/> <text:span text:style-name="T19">y</text:span><text:bookmark text:name="MathJax-Span-526"/><text:span text:style-name="T18">^</text:span><text:bookmark text:name="MathJax-Span-527"/><text:span text:style-name="T18">(</text:span><text:bookmark text:name="MathJax-Span-528"/><text:span text:style-name="T19">x</text:span><text:bookmark text:name="MathJax-Span-529"/><text:span text:style-name="T18">)</text:span><text:bookmark text:name="MathJax-Span-530"/><text:span text:style-name="T18">=</text:span><text:bookmark text:name="MathJax-Span-531"/><text:bookmark text:name="MathJax-Span-5321"/><text:span text:style-name="T18">∑</text:span><text:bookmark text:name="MathJax-Span-533"/><text:span text:style-name="T19">N</text:span><text:bookmark text:name="MathJax-Span-534"/><text:bookmark text:name="MathJax-Span-535"/><text:bookmark text:name="MathJax-Span-536"/><text:span text:style-name="T19">i</text:span><text:bookmark text:name="MathJax-Span-537"/><text:span text:style-name="T18">=</text:span><text:bookmark text:name="MathJax-Span-538"/><text:span text:style-name="T18">1</text:span><text:bookmark text:name="MathJax-Span-539"/><text:bookmark text:name="MathJax-Span-540"/><text:span text:style-name="T19">α</text:span><text:bookmark text:name="MathJax-Span-541"/><text:span text:style-name="T19">i</text:span><text:bookmark text:name="MathJax-Span-5421"/><text:span text:style-name="T19">K</text:span><text:bookmark text:name="MathJax-Span-543"/><text:span text:style-name="T18">(</text:span><text:bookmark text:name="MathJax-Span-544"/><text:span text:style-name="T19">x</text:span><text:bookmark text:name="MathJax-Span-545"/><text:span text:style-name="T18">,</text:span><text:bookmark text:name="MathJax-Span-546"/><text:bookmark text:name="MathJax-Span-547"/><text:span text:style-name="T19">x</text:span><text:bookmark text:name="MathJax-Span-548"/><text:span text:style-name="T19">i</text:span><text:bookmark text:name="MathJax-Span-549"/><text:span text:style-name="T18">)</text:span> . Таким образом, решая задачу линейной регрессии можно получать нелинейные решения.</text:p>
      <text:p text:style-name="P7"><text:span text:style-name="T5"/></text:p>
      <text:p text:style-name="P1"><text:span text:style-name="T5">2. Розрахувати параметри гаусової моделі за емпіричними даними:</text:span></text:p>
      <text:p text:style-name="P1"><text:span text:style-name="T5"><text:s text:c="9"/>(3,4,7),</text:span></text:p>
      <text:p text:style-name="P1"><text:span text:style-name="T5"><text:s text:c="9"/>(9,10,15),</text:span></text:p>
      <text:p text:style-name="P1"><text:span text:style-name="T5"><text:s text:c="9"/>(1,2,11)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thJax AMS" svg:font-family="'MathJax AMS'"/>
    <style:font-face style:name="MathJax Fraktur" svg:font-family="'MathJax Fraktur'"/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Lucida Sans1" svg:font-family="'Lucida Sans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9-01T22:03:00</meta:creation-date>
    <dc:date>2020-04-25T09:29:15.956000000</dc:date>
    <meta:editing-duration>PT14M33S</meta:editing-duration>
    <meta:editing-cycles>3</meta:editing-cycles>
    <meta:generator>LibreOffice/6.3.4.2$Windows_X86_64 LibreOffice_project/60da17e045e08f1793c57c00ba83cdfce946d0aa</meta:generator>
    <dc:title>Презентация PowerPoint</dc:title>
    <meta:initial-creator>Dmitriy</meta:initial-creator>
    <meta:document-statistic meta:table-count="0" meta:image-count="0" meta:object-count="0" meta:page-count="2" meta:paragraph-count="41" meta:word-count="495" meta:character-count="4173" meta:non-whitespace-character-count="3677"/>
  </office:meta>
</office:document-meta>
</file>